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e">
      <style:paragraph-properties fo:margin-top="0cm" fo:margin-bottom="0.194cm"/>
    </style:style>
    <style:style style:name="P2" style:family="paragraph" style:parent-style-name="Normale">
      <style:paragraph-properties fo:margin-top="0cm" fo:margin-bottom="0.194cm"/>
      <style:text-properties fo:color="#323130" style:font-name="Segoe UI" style:font-name-asian="Segoe UI" style:font-name-complex="Segoe UI"/>
    </style:style>
    <style:style style:name="P3" style:family="paragraph" style:parent-style-name="Normale" style:master-page-name="MP0">
      <style:paragraph-properties fo:margin-top="0cm" fo:margin-bottom="0.176cm" style:page-number="auto" fo:break-before="page"/>
    </style:style>
    <style:style style:name="T1" style:family="text">
      <style:text-properties fo:color="#323130" style:font-name="Segoe UI" fo:font-size="17pt" fo:font-weight="bold" style:font-name-asian="Segoe UI" style:font-size-asian="17pt" style:font-weight-asian="bold" style:font-name-complex="Segoe UI" style:font-size-complex="17pt" style:font-weight-complex="bold"/>
    </style:style>
    <style:style style:name="T2" style:family="text">
      <style:text-properties fo:color="#323130" style:font-name="Segoe UI" style:font-name-asian="Segoe UI" style:font-name-complex="Segoe UI"/>
    </style:style>
    <style:style style:name="T3" style:family="text">
      <style:text-properties fo:color="#605e5c" style:font-name="Segoe UI" style:font-name-asian="Segoe UI" style:font-name-complex="Segoe U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Car._20_predefinito_20_paragrafo"><text:span text:style-name="T1">Registrazione webinar </text:span></text:span><text:span text:style-name="Car._20_predefinito_20_paragrafo"><text:span text:style-name="T1">1 - </text:span></text:span><text:span text:style-name="Car._20_predefinito_20_paragrafo"><text:span text:style-name="T1">ANCI DTD 15 novembre 2023</text:span></text:span></text:p>
      <text:p text:style-name="P1"><text:span text:style-name="Car._20_predefinito_20_paragrafo"><text:span text:style-name="T3"><text:line-break/></text:span></text:span><text:span text:style-name="Car._20_predefinito_20_paragrafo"><text:span text:style-name="T2">[</text:span></text:span><text:span text:style-name="Car._20_predefinito_20_paragrafo"><text:span text:style-name="T2">Mauro </text:span></text:span><text:span text:style-name="Car._20_predefinito_20_paragrafo"><text:span text:style-name="T2">Savini</text:span></text:span><text:span text:style-name="Car._20_predefinito_20_paragrafo"><text:span text:style-name="T2">]</text:span></text:span><text:span text:style-name="Car._20_predefinito_20_paragrafo"><text:span text:style-name="T2"><text:line-break/>Benvenuti a questo nuovo webinar organizzato da Anci in collaborazione con il Dipartimento per la trasformazione digitale della Presidenza del Consiglio dei Ministri.</text:span></text:span><text:span text:style-name="Car._20_predefinito_20_paragrafo"><text:span text:style-name="T2"><text:line-break/>Si tratta di un webinar particolare, importante, anche rispetto agli altri, perché </text:span></text:span><text:span text:style-name="Car._20_predefinito_20_paragrafo"><text:span text:style-name="T2">è </text:span></text:span><text:span text:style-name="Car._20_predefinito_20_paragrafo"><text:span text:style-name="T2">il primo webinar di un vero e proprio ciclo, chiamato appunto "Esperienza del cittadino nei servizi pubblici dalla Misura alla pratica" che ha l'obiettivo, partendo dalla misura 1.4</text:span></text:span><text:span text:style-name="Car._20_predefinito_20_paragrafo"><text:span text:style-name="T2">.</text:span></text:span><text:span text:style-name="Car._20_predefinito_20_paragrafo"><text:span text:style-name="T2">1 del PNRR, di parlare dell'importanza della progettazione dei servizi pubblici digitali.</text:span></text:span><text:span text:style-name="Car._20_predefinito_20_paragrafo"><text:span text:style-name="T2"> </text:span></text:span><text:span text:style-name="Car._20_predefinito_20_paragrafo"><text:span text:style-name="T2">E in particolare, quindi, affronterà il tema di quali sono le risorse </text:span></text:span><text:span text:style-name="Car._20_predefinito_20_paragrafo"><text:span text:style-name="T2">del </text:span></text:span><text:span text:style-name="Car._20_predefinito_20_paragrafo"><text:span text:style-name="T2">modello comuni e come si usano e introdurrà il tema del design system del Paese, cioè l'insieme delle indicazioni e delle risorse utili a realizzare le interfacce di siti e servizi pubblici di qualità.</text:span></text:span><text:span text:style-name="Car._20_predefinito_20_paragrafo"><text:span text:style-name="T2"><text:line-break/>È un ciclo di incontri che sarà tenuto, degli esperti di Designers Italia, del Dipartimento</text:span></text:span><text:span text:style-name="Car._20_predefinito_20_paragrafo"><text:span text:style-name="T2"> e </text:span></text:span><text:span text:style-name="Car._20_predefinito_20_paragrafo"><text:span text:style-name="T2">che andrà avanti per un pò di mesi.</text:span></text:span><text:span text:style-name="Car._20_predefinito_20_paragrafo"><text:span text:style-name="T2"> </text:span></text:span><text:span text:style-name="Car._20_predefinito_20_paragrafo"><text:span text:style-name="T2">Con uno/due appuntamenti al mese. Vi posso già dare le date dei prossimi due appuntamenti che saranno il 28 novembre e il 13 dicembre sempre alle 11.</text:span></text:span><text:span text:style-name="Car._20_predefinito_20_paragrafo"><text:span text:style-name="T2"> </text:span></text:span><text:span text:style-name="Car._20_predefinito_20_paragrafo"><text:span text:style-name="T2">Per quello del 28 novembre, alla fine di questo webinar vi metteremo in chat anche il link per la registrazione, in modo che possiate subito registrarvi. </text:span></text:span><text:span text:style-name="Car._20_predefinito_20_paragrafo"><text:span text:style-name="T2">In particolare,</text:span></text:span><text:span text:style-name="Car._20_predefinito_20_paragrafo"><text:span text:style-name="T2"> </text:span></text:span><text:span text:style-name="Car._20_predefinito_20_paragrafo"><text:span text:style-name="T2">ne</text:span></text:span><text:span text:style-name="Car._20_predefinito_20_paragrafo"><text:span text:style-name="T2">i primi due appuntamenti, come poi vi spiegheranno</text:span></text:span><text:span text:style-name="Car._20_predefinito_20_paragrafo"><text:span text:style-name="T2"> </text:span></text:span><text:span text:style-name="Car._20_predefinito_20_paragrafo"><text:span text:style-name="T2">le persone che seguiranno il mio intervento introduttivo</text:span></text:span><text:span text:style-name="Car._20_predefinito_20_paragrafo"><text:span text:style-name="T2">,</text:span></text:span><text:span text:style-name="Car._20_predefinito_20_paragrafo"><text:span text:style-name="T2"> si parlerà in particolare di interfacce, per poi andare sul tema dei servizi.</text:span></text:span> <text:span text:style-name="Car._20_predefinito_20_paragrafo"><text:span text:style-name="T2">Vi do al solito qualche indicazione</text:span></text:span><text:span text:style-name="Car._20_predefinito_20_paragrafo"><text:span text:style-name="T2"> </text:span></text:span><text:span text:style-name="Car._20_predefinito_20_paragrafo"><text:span text:style-name="T2">operativa prima, poi di partire con gli interventi.</text:span></text:span> <text:span text:style-name="Car._20_predefinito_20_paragrafo"><text:span text:style-name="T2">Innanzitutto, per chi poi lo chiederà, questo webinar sarà registrato e disponibile sul</text:span></text:span> <text:span text:style-name="Car._20_predefinito_20_paragrafo"><text:span text:style-name="T2">sito e anche sul canale YouTube di Anci, prossimamente al massimo entro domani.</text:span></text:span><text:span text:style-name="Car._20_predefinito_20_paragrafo"><text:span text:style-name="T2"> </text:span></text:span><text:span text:style-name="Car._20_predefinito_20_paragrafo"><text:span text:style-name="T2">Potete porre delle domande dei quesiti</text:span></text:span><text:span text:style-name="Car._20_predefinito_20_paragrafo"><text:span text:style-name="T2"> </text:span></text:span><text:span text:style-name="Car._20_predefinito_20_paragrafo"><text:span text:style-name="T2">a cui poi cercheremo di dare risposta già durante l'evento di oggi o per quelle poi, per cui non facciamo in tempo, risponderanno gli esperti del Dipartimento in separata sede, eventualmente anche sistematizzando poi le risposte in risorse online. Vi chiedo solo quando ponete delle domande di indicare nome, cognome e ente</text:span></text:span><text:span text:style-name="Car._20_predefinito_20_paragrafo"><text:span text:style-name="T2"> </text:span></text:span><text:span text:style-name="Car._20_predefinito_20_paragrafo"><text:span text:style-name="T2">di appartenenza, in modo che possiamo, in qualche modo, soprattutto se ci sono quesiti un p</text:span></text:span><text:span text:style-name="Car._20_predefinito_20_paragrafo"><text:span text:style-name="T2">ò</text:span></text:span><text:span text:style-name="Car._20_predefinito_20_paragrafo"><text:span text:style-name="T2"> più specifici, individuarvi e rispondervi anche in successivamente.</text:span></text:span><text:span text:style-name="Car._20_predefinito_20_paragrafo"><text:span text:style-name="T2"> </text:span></text:span><text:span text:style-name="Car._20_predefinito_20_paragrafo"><text:span text:style-name="T2">Ne approfitto anche per dare un'informazione</text:span></text:span><text:span text:style-name="Car._20_predefinito_20_paragrafo"><text:span text:style-name="T2"> </text:span></text:span><text:span text:style-name="Car._20_predefinito_20_paragrafo"><text:span text:style-name="T2">fuori tema, ma credo importante per tutti i </text:span></text:span><text:span text:style-name="Car._20_predefinito_20_paragrafo"><text:span text:style-name="T2">C</text:span></text:span><text:span text:style-name="Car._20_predefinito_20_paragrafo"><text:span text:style-name="T2">omuni.</text:span></text:span><text:span text:style-name="Car._20_predefinito_20_paragrafo"><text:span text:style-name="T2"> </text:span></text:span><text:span text:style-name="Car._20_predefinito_20_paragrafo"><text:span text:style-name="T2">Proprio ieri, è stato approvato in Commissione Bilancio del Senato nella fase di discussione della Legge di Bilancio, un emendamento di Anci che elimina il taglio di 100 milioni di euro, che era previsto nel 2024 sulla spesa informatica dei </text:span></text:span><text:span text:style-name="Car._20_predefinito_20_paragrafo"><text:span text:style-name="T2">C</text:span></text:span><text:span text:style-name="Car._20_predefinito_20_paragrafo"><text:span text:style-name="T2">omuni.</text:span></text:span><text:span text:style-name="Car._20_predefinito_20_paragrafo"><text:span text:style-name="T2"> Q</text:span></text:span><text:span text:style-name="Car._20_predefinito_20_paragrafo"><text:span text:style-name="T2">uesto era un aspetto su cui ci eravamo battuti nelle scorse settimane, e quindi penso possa essere una notizia positiva per tutti.</text:span></text:span> <text:span text:style-name="Car._20_predefinito_20_paragrafo"><text:span text:style-name="T2">Ultima cosa: per chi avesse bisogno dell'attestato di partecipazione, anche qui può scrivere in chat, indicando ovviamente nome, cognome ed ente di appartenenza.</text:span></text:span><text:span text:style-name="Car._20_predefinito_20_paragrafo"><text:span text:style-name="T2"> </text:span></text:span><text:span text:style-name="Car._20_predefinito_20_paragrafo"><text:span text:style-name="T2">Mi taccio e do la parola subito a Simone </text:span></text:span><text:span text:style-name="Car._20_predefinito_20_paragrafo"><text:span text:style-name="T2">J</text:span></text:span><text:span text:style-name="Car._20_predefinito_20_paragrafo"><text:span text:style-name="T2">acca del Dipartimento della trasformazione digitale. Grazie e buon webinar.</text:span></text:span></text:p>
      <text:p text:style-name="P1"><text:span text:style-name="Car._20_predefinito_20_paragrafo"><text:span text:style-name="T3"><text:line-break/></text:span></text:span><text:span text:style-name="Car._20_predefinito_20_paragrafo"><text:span text:style-name="T3">[Simone Jacca]</text:span></text:span><text:span text:style-name="Car._20_predefinito_20_paragrafo"><text:span text:style-name="T2"><text:line-break/>Buongiorno a tutti, grazie Mauro. Sono Simone Iacca, Responsabile della Misura 141, "Esperienza del cittadino nei servizi pubblici</text:span></text:span><text:span text:style-name="Car._20_predefinito_20_paragrafo"><text:span text:style-name="T2">”. </text:span></text:span><text:span text:style-name="Car._20_predefinito_20_paragrafo"><text:span text:style-name="T2">Dico due parole molto veloci, poi lascio al Team di Designers Italia il racconto del webinar di oggi. Come sapete la misura nasce più di un anno fa con il primo bando e poi il secondo di pochi mesi dopo. Ha avuto subito un ottimo successo in termini di adesione e partecipazione. </text:span></text:span><text:span text:style-name="Car._20_predefinito_20_paragrafo"><text:span text:style-name="T2">Più</text:span></text:span><text:span text:style-name="Car._20_predefinito_20_paragrafo"><text:span text:style-name="T2"> di 6.500 comuni hanno aderito.</text:span></text:span> <text:span text:style-name="Car._20_predefinito_20_paragrafo"><text:span text:style-name="T2">Ora siamo già nella fase di implementazione per molti Comuni e quindi trovavamo importante e necessario dare anche un taglio più pragmatico a quello che è l'oggetto della Misura. Da qui l'idea di un ciclo di eventi "Dalla misura alla pratica", proprio per condividere con voi tutti gli strumenti che abbiamo messo a disposizione e il modello stesso, proprio con lo scopo di raggiungere gli obiettivi che questa Misura si è data. Quindi alzare la</text:span></text:span><text:span text:style-name="Car._20_predefinito_20_paragrafo"><text:span text:style-name="T2"><text:line-break/>qualità del sito e dei servizi digitali. Lo faremo, raccontandovi gli strumenti: oggi partendo da design system e poi negli eventi successivi, tutti gli altri.</text:span></text:span><text:span text:style-name="Car._20_predefinito_20_paragrafo"><text:span text:style-name="T2"> </text:span></text:span><text:span text:style-name="Car._20_predefinito_20_paragrafo"><text:span text:style-name="T2">E al contempo intendiamo anche promuovere una cultura della progettazione all'interno della Pubblica Amministrazione, che metta le persone al centro, che è un'altra mission del Dipartimento e di Designers Italia. Io mi fermo qua, ci tenevo a condividere con voi l'obiettivo che ci siamo dati in questi eventi, e che per noi sono molto, molto importanti.</text:span></text:span><text:span text:style-name="Car._20_predefinito_20_paragrafo"><text:span text:style-name="T2"><text:line-break/></text:span></text:span><text:span text:style-name="Car._20_predefinito_20_paragrafo"><text:span text:style-name="T2">Lascio la parola a Marco Maria Pedrazzo, Head of design del Dipartimento e PO del Progetto Designers Italia. Grazie.</text:span></text:span></text:p>
      <text:p text:style-name="P1"><text:span text:style-name="Car._20_predefinito_20_paragrafo"><text:span text:style-name="T3"><text:line-break/></text:span></text:span><text:span text:style-name="Car._20_predefinito_20_paragrafo"><text:span text:style-name="T2">[Marco Maria Pedrazzo]</text:span></text:span><text:span text:style-name="Car._20_predefinito_20_paragrafo"><text:span text:style-name="T2"><text:line-break/>Grazie Simone. Buongiorno a tutti. È veramente un piacere essere qui davanti a voi oggi. Faccio un piccolo cappello che inizia a entrare nel tecnico, raccontandovi che, come</text:span></text:span> <text:span text:style-name="Car._20_predefinito_20_paragrafo"><text:span text:style-name="T2">molti di voi già sapranno, Designers Italia ha una storia, che parte da un pò più lontano - dal 2017. È un progetto che nasce in collaborazione con Agid per facilitare una cultura progettuale che sia centrata e che parta dalla necessità delle persone. Da allora ha fatto un pò di strada. Ad oggi raggiungiamo una comunità di pratica di oltre 20.000 professionisti e questo ciclo di webinar è proprio un esempio plastico di cosa intendiamo per comunità di pratica. Oggi parleremo di come, per raggiungere l'obiettivo di una PA più vicina, semplice e utile per le persone di oggi e di domani, siano importanti tanto degli strumenti pratici</text:span></text:span><text:span text:style-name="Car._20_predefinito_20_paragrafo"><text:span text:style-name="T2"> </text:span></text:span><text:span text:style-name="Car._20_predefinito_20_paragrafo"><text:span text:style-name="T2">che servono a progettare e realizzare servizi pubblici, quanto che ci siano modi e luoghi affinché una comunità di pratica si scambi informazioni e buone pratiche. Ed è questo che fa Designers Italia. </text:span></text:span><text:span text:style-name="Car._20_predefinito_20_paragrafo"><text:span text:style-name="T2">In particolare,</text:span></text:span><text:span text:style-name="Car._20_predefinito_20_paragrafo"><text:span text:style-name="T2"> oggi vi parliamo del modello di sito e di servizi dedicati ai </text:span></text:span><text:span text:style-name="Car._20_predefinito_20_paragrafo"><text:span text:style-name="T2">C</text:span></text:span><text:span text:style-name="Car._20_predefinito_20_paragrafo"><text:span text:style-name="T2">omuni.</text:span></text:span><text:span text:style-name="Car._20_predefinito_20_paragrafo"><text:span text:style-name="T2"><text:line-break/>Toccheremo alla fine del webinar la relazione con il design system.</text:span></text:span><text:span text:style-name="Car._20_predefinito_20_paragrafo"><text:span text:style-name="T2"> </text:span></text:span><text:span text:style-name="Car._20_predefinito_20_paragrafo"><text:span text:style-name="T2">E per introdurre un pochettino il </text:span></text:span><text:soft-page-break/><text:span text:style-name="Car._20_predefinito_20_paragrafo"><text:span text:style-name="T2">tema possiamo fare una piccola analogia. Se ci immaginiamo il design system come i mattoncini dei Lego, possiamo utilizzarli in tanti modi. Questi mattoncini di Lego ci aiutano a costruire le interfacce,</text:span></text:span><text:span text:style-name="Car._20_predefinito_20_paragrafo"><text:span text:style-name="T2"><text:line-break/>utilizzati attraverso il modello di sito e servizio, abbiamo una sorta di guida passo passo, un modello di riferimento, una scatola, diciamo preconfezionata, che ci aiuta attraverso dei template predefiniti pronti all'uso</text:span></text:span><text:span text:style-name="Car._20_predefinito_20_paragrafo"><text:span text:style-name="T2">,</text:span></text:span><text:span text:style-name="Car._20_predefinito_20_paragrafo"><text:span text:style-name="T2"> di cui Francesco vi descriverà a minuti il dettaglio in tutte le parti, le istruzioni e quanto viene dato. Chiuderemo con Daniele che invece toccherà</text:span></text:span><text:span text:style-name="Car._20_predefinito_20_paragrafo"><text:span text:style-name="T2"> </text:span></text:span><text:span text:style-name="Car._20_predefinito_20_paragrafo"><text:span text:style-name="T2">come utilizzare questi mattoncini in una sorta di gioco libero per continuare a creare dei servizi di qualità oltre a quanto già preconfezionato.</text:span></text:span><text:span text:style-name="Car._20_predefinito_20_paragrafo"><text:span text:style-name="T2"><text:line-break/>Detto questo, direi che siamo pronti per entrare nell'argomento, quindi passo la palla a Francesco.</text:span></text:span></text:p>
      <text:p text:style-name="P1"><text:span text:style-name="Car._20_predefinito_20_paragrafo"><text:span text:style-name="T3"><text:line-break/></text:span></text:span><text:span text:style-name="Car._20_predefinito_20_paragrafo"><text:span text:style-name="T2">[Francesco Improta]</text:span></text:span><text:span text:style-name="Car._20_predefinito_20_paragrafo"><text:span text:style-name="T2"><text:line-break/>Grazie Marco Maria e buongiorno a tutti. Io sono Francesco Improta e mi occupo per Designers Italia, appunto, della progettazione e dello sviluppo dei modelli, quindi nell'ambito della Misura 1.4.1.</text:span></text:span><text:span text:style-name="Car._20_predefinito_20_paragrafo"><text:span text:style-name="T2"><text:line-break/>Partendo dal sito di Designers Italia possiamo esplorare la sezione dedicata, in questo caso al modello </text:span></text:span><text:span text:style-name="Car._20_predefinito_20_paragrafo"><text:span text:style-name="T2">C</text:span></text:span><text:span text:style-name="Car._20_predefinito_20_paragrafo"><text:span text:style-name="T2">omuni,</text:span></text:span> <text:span text:style-name="Car._20_predefinito_20_paragrafo"><text:span text:style-name="T2">dove vengono raccolte tutte le informazioni</text:span></text:span> <text:span text:style-name="Car._20_predefinito_20_paragrafo"><text:span text:style-name="T2">relative a che cos'è il modello, cosa permette di fare e quindi anche quali sono gli strumenti che Designers Italia, il Dipartimento per la trasformazione digitale, mette a disposizione di enti e fornitori per la realizzazione.</text:span></text:span><text:span text:style-name="Car._20_predefinito_20_paragrafo"><text:span text:style-name="T2"> </text:span></text:span><text:span text:style-name="Car._20_predefinito_20_paragrafo"><text:span text:style-name="T2">La pagina dedicata al modello comuni, dopo una breve introduzione</text:span></text:span><text:span text:style-name="Car._20_predefinito_20_paragrafo"><text:span text:style-name="T2"> </text:span></text:span><text:span text:style-name="Car._20_predefinito_20_paragrafo"><text:span text:style-name="T2">sulla necessità di realizzare un'esperienza digitale efficace, ci permette già di avere una visione di quali sono le risorse pronte all'uso dedicata alla progettazione di queste esperienze digitali.</text:span></text:span><text:span text:style-name="Car._20_predefinito_20_paragrafo"><text:span text:style-name="T2"> </text:span></text:span><text:span text:style-name="Car._20_predefinito_20_paragrafo"><text:span text:style-name="T2">Il modello di sito si compone di tante risorse che abbiamo messo a disposizione: cioè di un documento di architettura dell'informazione che serve a costruire e organizzare tutti i contenuti in un prodotto digitale; ci sono risorse più tecniche come i template </text:span></text:span><text:span text:style-name="Car._20_predefinito_20_paragrafo"><text:span text:style-name="T2">HTML</text:span></text:span><text:span text:style-name="Car._20_predefinito_20_paragrafo"><text:span text:style-name="T2">, quindi</text:span></text:span><text:span text:style-name="Car._20_predefinito_20_paragrafo"><text:span text:style-name="T2"> </text:span></text:span><text:span text:style-name="Car._20_predefinito_20_paragrafo"><text:span text:style-name="T2">pagine web pronte all'uso per essere implementate da</text:span></text:span><text:span text:style-name="Car._20_predefinito_20_paragrafo"><text:span text:style-name="T2"> </text:span></text:span><text:span text:style-name="Car._20_predefinito_20_paragrafo"><text:span text:style-name="T2">fornitori o direttamente anche dagli enti che hanno dei team interni dedicati proprio allo sviluppo</text:span></text:span><text:span text:style-name="Car._20_predefinito_20_paragrafo"><text:span text:style-name="T2"> </text:span></text:span><text:span text:style-name="Car._20_predefinito_20_paragrafo"><text:span text:style-name="T2">dei propri prodotti. Ci sono poi i temi dedicati ai software che permettono di gestire contenuti, quindi come Wordpress o Drupal, due programmi che permettono di gestire i contenuti. Noi forniamo dei temi già pronti,</text:span></text:span><text:span text:style-name="Car._20_predefinito_20_paragrafo"><text:span text:style-name="T2"> </text:span></text:span><text:span text:style-name="Car._20_predefinito_20_paragrafo"><text:span text:style-name="T2">che sono molto utilizzati a livello nazionale nei </text:span></text:span><text:span text:style-name="Car._20_predefinito_20_paragrafo"><text:span text:style-name="T2">C</text:span></text:span><text:span text:style-name="Car._20_predefinito_20_paragrafo"><text:span text:style-name="T2">omuni. Ci sono poi le risorse dedicate all'interfaccia, che possono essere le librerie dei componenti, i prototipi interattivi per navigare esempi di siti e servizi e tutta la parte poi dedicata ai servizi che ogg</text:span></text:span><text:span text:style-name="Car._20_predefinito_20_paragrafo"><text:span text:style-name="T2">i</text:span></text:span><text:span text:style-name="Car._20_predefinito_20_paragrafo"><text:span text:style-name="T2"> tratteremo superficialmente - andremo più nello specifico del sito.</text:span></text:span> <text:span text:style-name="Car._20_predefinito_20_paragrafo"><text:span text:style-name="T2">Quindi utilizzare queste risorse significa in sostanza adottare il modello di sito.</text:span></text:span><text:span text:style-name="Car._20_predefinito_20_paragrafo"><text:span text:style-name="T2"><text:line-break/>Abbiamo anche predisposto una guida passo passo per adottare il modello di sito. Cosa vuol dire passo passo? Vuol dire identificare delle attività da svolgere per arrivare</text:span></text:span> <text:span text:style-name="Car._20_predefinito_20_paragrafo"><text:span text:style-name="T2">all'utilizzo corretto</text:span></text:span><text:span text:style-name="Car._20_predefinito_20_paragrafo"><text:span text:style-name="T2"> </text:span></text:span><text:span text:style-name="Car._20_predefinito_20_paragrafo"><text:span text:style-name="T2">degli strumenti che abbiamo messo a disposizione. Brevement</text:span></text:span><text:span text:style-name="Car._20_predefinito_20_paragrafo"><text:span text:style-name="T2">e, </text:span></text:span><text:span text:style-name="Car._20_predefinito_20_paragrafo"><text:span text:style-name="T2">le attività sono state suddivise in quattro fasi: comprendere lo stato dell'arte, che vuol dire definire gli obiettivi del progetto, il perimetro di lavoro; definire l'architettura come strutturiamo i contenuti, come organizziamo le informazioni sul sito, anche partendo da uno storico</text:span></text:span><text:span text:style-name="Car._20_predefinito_20_paragrafo"><text:span text:style-name="T2"> </text:span></text:span><text:span text:style-name="Car._20_predefinito_20_paragrafo"><text:span text:style-name="T2">predefinito per ogni comune, e poi abbiamo la parte dedicata alla </text:span></text:span><text:span text:style-name="Car._20_predefinito_20_paragrafo"><text:span text:style-name="T2">realizzazione dell'interfaccia e a, valutare l'adesione al modello.</text:span></text:span> <text:span text:style-name="Car._20_predefinito_20_paragrafo"><text:span text:style-name="T2">Per ciascuna di queste fasi, quindi, noi mettiamo a disposizione degli strumenti. Oggi andiamo nel dettaglio della fase numero 3, cioè quella di realizzazione dell'interfaccia. All'interno quindi di questa fase, trovate tutti i dettagli. Quindi, come vedete, man mano che andiamo a navigare sezioni più specifiche, questo sito vi permette di comprendere appieno ogni singolo passo,</text:span></text:span><text:span text:style-name="Car._20_predefinito_20_paragrafo"><text:span text:style-name="T2"> </text:span></text:span><text:span text:style-name="Car._20_predefinito_20_paragrafo"><text:span text:style-name="T2">proprio come una guida che</text:span></text:span><text:span text:style-name="Car._20_predefinito_20_paragrafo"><text:span text:style-name="T2"> </text:span></text:span><text:span text:style-name="Car._20_predefinito_20_paragrafo"><text:span text:style-name="T2">vi supporta in ogni momento della fase di realizzazione. Qui vengono spiegate un pochino più nel dettaglio quelle risorse che io vi ho già introdotto, le librerie, i template,</text:span></text:span><text:span text:style-name="Car._20_predefinito_20_paragrafo"><text:span text:style-name="T2"> </text:span></text:span><text:span text:style-name="Car._20_predefinito_20_paragrafo"><text:span text:style-name="T2">i temi per i sistemi di gestione contenuti. E ci sono anche i link alle risorse operative. Andando quindi nel dettaglio di una risorsa operativa introduciamo i layout,</text:span></text:span><text:span text:style-name="Car._20_predefinito_20_paragrafo"><text:span text:style-name="T2"> </text:span></text:span><text:span text:style-name="Car._20_predefinito_20_paragrafo"><text:span text:style-name="T2">ovvero le schermate di esempio delle principali pagine del modello </text:span></text:span><text:span text:style-name="Car._20_predefinito_20_paragrafo"><text:span text:style-name="T2">C</text:span></text:span><text:span text:style-name="Car._20_predefinito_20_paragrafo"><text:span text:style-name="T2">omuni. Queste schermate, quindi questi layout, sono state realizzate con un programma di design, un tool di design che si chiama Figma, che è molto diffuso,</text:span></text:span> <text:span text:style-name="Car._20_predefinito_20_paragrafo"><text:span text:style-name="T2">a cui potete accedere</text:span></text:span><text:span text:style-name="Car._20_predefinito_20_paragrafo"><text:span text:style-name="T2">,</text:span></text:span><text:span text:style-name="Car._20_predefinito_20_paragrafo"><text:span text:style-name="T2"> enti o fornitori, in maniera diretta per poter navigare e visualizzare come devono essere mostrate le informazioni.</text:span></text:span> <text:span text:style-name="Car._20_predefinito_20_paragrafo"><text:span text:style-name="T2">In questo caso</text:span></text:span><text:span text:style-name="Car._20_predefinito_20_paragrafo"><text:span text:style-name="T2"> </text:span></text:span><text:span text:style-name="Car._20_predefinito_20_paragrafo"><text:span text:style-name="T2">le pagine sono organizzate tramite un menù che vi permette di navigare tutte le principali sezioni. Noi in questo caso stiamo vedendo un dettaglio della home page.</text:span></text:span> <text:span text:style-name="Car._20_predefinito_20_paragrafo"><text:span text:style-name="T2">Sono state realizzate sia le versioni mobile che le versioni desktop,</text:span></text:span><text:span text:style-name="Car._20_predefinito_20_paragrafo"><text:span text:style-name="T2"> </text:span></text:span><text:span text:style-name="Car._20_predefinito_20_paragrafo"><text:span text:style-name="T2">dando dei riferimenti di linea generale per lo sviluppo e l'implementazione del modello.</text:span></text:span><text:span text:style-name="Car._20_predefinito_20_paragrafo"><text:span text:style-name="T2"> </text:span></text:span></text:p>
      <text:p text:style-name="P1"><text:span text:style-name="Car._20_predefinito_20_paragrafo"><text:span text:style-name="T2">Un</text:span></text:span><text:span text:style-name="Car._20_predefinito_20_paragrafo"><text:span text:style-name="T2"> </text:span></text:span><text:span text:style-name="Car._20_predefinito_20_paragrafo"><text:span text:style-name="T2">altro esempio di pagina che andiamo a vedere è quella per i documenti e i dati.</text:span></text:span> <text:span text:style-name="Car._20_predefinito_20_paragrafo"><text:span text:style-name="T2">Ci sono sia contenuti di esempio</text:span></text:span><text:span text:style-name="Car._20_predefinito_20_paragrafo"><text:span text:style-name="T2"> </text:span></text:span><text:span text:style-name="Car._20_predefinito_20_paragrafo"><text:span text:style-name="T2">realistici, ad alta fedeltà. Ecco perché viene utilizzato il termine layout hi-fi, cioè high fidelity, quindi alta fedeltà. Perché oltre all'aspetto grafico c'è anche un aspetto di quali contenuti e come devono essere organizzati. È chiaro che si tratta di buone pratiche, di esempi, una sorta</text:span></text:span><text:span text:style-name="Car._20_predefinito_20_paragrafo"><text:span text:style-name="T2"> </text:span></text:span><text:span text:style-name="Car._20_predefinito_20_paragrafo"><text:span text:style-name="T2">di linea guida. Ci sono i casi specifici di implementazione dei singoli enti. Noi forniamo, comunque,</text:span></text:span><text:span text:style-name="Car._20_predefinito_20_paragrafo"><text:span text:style-name="T2"> </text:span></text:span><text:span text:style-name="Car._20_predefinito_20_paragrafo"><text:span text:style-name="T2">del supporto anche nella gestione della personalizzazione,</text:span></text:span> <text:span text:style-name="Car._20_predefinito_20_paragrafo"><text:span text:style-name="T2">tramite le nostre risorse. Andando a vedere cosa è possibile visualizzare ci sono dentro questo strumento anche la possibilità di avere una preview, cioè un'anteprima di come il sito</text:span></text:span> <text:span text:style-name="Car._20_predefinito_20_paragrafo"><text:span text:style-name="T2">viene mostrato all'interno poi del device, nel suo contesto finale, cioè ovvero il telefonino piuttosto che</text:span></text:span> <text:span text:style-name="Car._20_predefinito_20_paragrafo"><text:span text:style-name="T2">un laptop o un computer desktop.</text:span></text:span><text:span text:style-name="Car._20_predefinito_20_paragrafo"><text:span text:style-name="T2"> </text:span></text:span><text:span text:style-name="Car._20_predefinito_20_paragrafo"><text:span text:style-name="T2">Questo è molto importante perché gli enti che vorranno personalizzare, sempre nel contesto del</text:span></text:span><text:span text:style-name="Car._20_predefinito_20_paragrafo"><text:span text:style-name="T2"> </text:span></text:span><text:span text:style-name="Car._20_predefinito_20_paragrafo"><text:span text:style-name="T2">modello proposto, anche</text:span></text:span><text:span text:style-name="Car._20_predefinito_20_paragrafo"><text:span text:style-name="T2">, </text:span></text:span><text:span text:style-name="Car._20_predefinito_20_paragrafo"><text:span text:style-name="T2">non so</text:span></text:span><text:span text:style-name="Car._20_predefinito_20_paragrafo"><text:span text:style-name="T2">,</text:span></text:span><text:span text:style-name="Car._20_predefinito_20_paragrafo"><text:span text:style-name="T2"> i colori piuttosto che la disposizione di alcune sezioni, </text:span></text:span><text:span text:style-name="Car._20_predefinito_20_paragrafo"><text:span text:style-name="T2">avranno </text:span></text:span><text:span text:style-name="Car._20_predefinito_20_paragrafo"><text:span text:style-name="T2">la possibilità </text:span></text:span><text:span text:style-name="Car._20_predefinito_20_paragrafo"><text:span text:style-name="T2">di consultare </text:span></text:span><text:span text:style-name="Car._20_predefinito_20_paragrafo"><text:span text:style-name="T2">un'anteprima </text:span></text:span><text:span text:style-name="Car._20_predefinito_20_paragrafo"><text:span text:style-name="T2">che </text:span></text:span><text:span text:style-name="Car._20_predefinito_20_paragrafo"><text:span text:style-name="T2">vi permetterà anche di avere un feedback, un riscontro</text:span></text:span> <text:span text:style-name="Car._20_predefinito_20_paragrafo"><text:span text:style-name="T2">dagli utenti, dalle persone che utilizzeranno, poi, il prodotto finale. Qui stiamo vedendo quindi l'anteprima navigabile di un home page. Possiamo vedere invece in quest'altra schermata</text:span></text:span> <text:span text:style-name="Car._20_predefinito_20_paragrafo"><text:span text:style-name="T2">l'anteprima della pagina dedicata ad una scheda di servizio, ad esempio, quindi l'iscrizione alla scuola dell'infanzia. Come vedete abbiamo </text:span></text:span><text:soft-page-break/><text:span text:style-name="Car._20_predefinito_20_paragrafo"><text:span text:style-name="T2">provveduto anche a popolare queste pagine di esempio con contenuti realistici, proprio per dare un'idea di qual è l'esperienza finale. Nel caso dei servizi ci sono, ad esempio, ecco le indicazioni su tempi, scadenze, costi,</text:span></text:span><text:span text:style-name="Car._20_predefinito_20_paragrafo"><text:span text:style-name="T2"> </text:span></text:span><text:span text:style-name="Car._20_predefinito_20_paragrafo"><text:span text:style-name="T2">la possibilità di accedere</text:span></text:span><text:span text:style-name="Car._20_predefinito_20_paragrafo"><text:span text:style-name="T2"> </text:span></text:span><text:span text:style-name="Car._20_predefinito_20_paragrafo"><text:span text:style-name="T2">al servizio online e tutte le altre informazioni di servizio.</text:span></text:span><text:span text:style-name="Car._20_predefinito_20_paragrafo"><text:span text:style-name="T2"><text:line-break/>Un'altra pagina molto importante può essere quella dedicata alle novità, cioè ai contenuti editoriali. Anche in questo caso, ecco le immagini - </text:span></text:span><text:span text:style-name="Car._20_predefinito_20_paragrafo"><text:span text:style-name="T2">sempre, comunque,</text:span></text:span><text:span text:style-name="Car._20_predefinito_20_paragrafo"><text:span text:style-name="T2"> a titolo esemplificativo - ci sono dei contenuti che danno un'idea sempre dell'esperienza. Ora tutte queste pagine, che vi sto mostrando, chiaramente da che cosa sono composte? Da quello che Marco Maria ha introdotto prima, ovvero i singoli pezzettini Lego,</text:span></text:span> <text:span text:style-name="Car._20_predefinito_20_paragrafo"><text:span text:style-name="T2">se vogliamo fare questo esempio,</text:span></text:span><text:span text:style-name="Car._20_predefinito_20_paragrafo"><text:span text:style-name="T2"> </text:span></text:span><text:span text:style-name="Car._20_predefinito_20_paragrafo"><text:span text:style-name="T2">che sono gli elementi dell'interfaccia.</text:span></text:span><text:span text:style-name="Car._20_predefinito_20_paragrafo"><text:span text:style-name="T2"> </text:span></text:span><text:span text:style-name="Car._20_predefinito_20_paragrafo"><text:span text:style-name="T2">Gli elementi dell'interfaccia fanno parte di un'altra risorsa che noi chiamiamo "libreria dei componenti". La libreria dei componenti è un insieme di oggetti che fanno</text:span></text:span> <text:span text:style-name="Car._20_predefinito_20_paragrafo"><text:span text:style-name="T2">parte dell'interfaccia utente. Sono tutti blocchi di contenuto, blocchi di testo,</text:span></text:span><text:span text:style-name="Car._20_predefinito_20_paragrafo"><text:span text:style-name="T2"> </text:span></text:span><text:span text:style-name="Car._20_predefinito_20_paragrafo"><text:span text:style-name="T2">elementi di navigazione, che costruiscono e sono la base di un prodotto digitale.</text:span></text:span><text:span text:style-name="Car._20_predefinito_20_paragrafo"><text:span text:style-name="T2"> </text:span></text:span><text:span text:style-name="Car._20_predefinito_20_paragrafo"><text:span text:style-name="T2">Perché è importante avere una libreria di questo tipo? Perché permette la</text:span></text:span><text:span text:style-name="Car._20_predefinito_20_paragrafo"><text:span text:style-name="T2"> </text:span></text:span><text:span text:style-name="Car._20_predefinito_20_paragrafo"><text:span text:style-name="T2">costruzione di</text:span></text:span> <text:span text:style-name="Car._20_predefinito_20_paragrafo"><text:span text:style-name="T2">pagine nuove rispetto a quelle che vengono fornite nel modello, cioè quelle che vi ho appena mostrato e</text:span></text:span> <text:span text:style-name="Car._20_predefinito_20_paragrafo"><text:span text:style-name="T2">permettono una personalizzazione di questi elementi. Abbiamo, ad esempio, il componente principale di navigazione che è l'header che noi diamo in questa libreria, cioè in questa raccolta di elementi.</text:span></text:span><text:span text:style-name="Car._20_predefinito_20_paragrafo"><text:span text:style-name="T3"> </text:span></text:span><text:span text:style-name="Car._20_predefinito_20_paragrafo"><text:span text:style-name="T2">Lo prevediamo con un colore di partenza, un verde, ma che può essere personalizzato, così come il logo del singolo ente, che può essere sostituito.</text:span></text:span> <text:span text:style-name="Car._20_predefinito_20_paragrafo"><text:span text:style-name="T2">Chiaramente, in questa costruzione, in questa personalizzazione, è molto importante seguire le linee guida già definite dal modello e anche le linee guida del design </text:span></text:span><text:span text:style-name="Car._20_predefinito_20_paragrafo"><text:span text:style-name="T2">s</text:span></text:span><text:span text:style-name="Car._20_predefinito_20_paragrafo"><text:span text:style-name="T2">ystem, che sarà approfondito più avanti.</text:span></text:span> <text:span text:style-name="Car._20_predefinito_20_paragrafo"><text:span text:style-name="T2">Altri elementi sono ad esempio il menù di navigazione, oppure</text:span></text:span><text:span text:style-name="Car._20_predefinito_20_paragrafo"><text:span text:style-name="T2"> </text:span></text:span><text:span text:style-name="Car._20_predefinito_20_paragrafo"><text:span text:style-name="T2">la parte dedicata, in questo caso a un oggetto molto </text:span></text:span><text:span text:style-name="Car._20_predefinito_20_paragrafo"><text:span text:style-name="T2">utilizzato, ovvero le card, cioè tutti i blocchettini di testo e contenuto che sono utilizzati per costruire tanti elementi informativi dell'interfaccia.</text:span></text:span></text:p>
      <text:p text:style-name="P1"><text:span text:style-name="Car._20_predefinito_20_paragrafo"><text:span text:style-name="T2">Tutte queste risorse sono dedicate alla parte di progettazione o se vogliamo definirla di design. Ma c'è poi una parte dedicata anche alla tecnologia web, cioè proprio alla piattaforma web. Nel senso che, tutto il lavoro di progettazione del sito, di personalizzazione, viene fatto negli strumenti che vi ho appena illustrato e poi ci sarà la necessità di adottarli e implementarli per il web. Noi in questo caso abbiamo</text:span></text:span> <text:span text:style-name="Car._20_predefinito_20_paragrafo"><text:span text:style-name="T2">messo a disposizione varie tipologie di risorse, ovvero i template HTML,</text:span></text:span> <text:span text:style-name="Car._20_predefinito_20_paragrafo"><text:span text:style-name="T2">che rimangono in qualche misura agnostici dalla tecnologia, che sarà adottata dalla piattaforma, </text:span></text:span><text:span text:style-name="Car._20_predefinito_20_paragrafo"><text:span text:style-name="T2">e </text:span></text:span><text:span text:style-name="Car._20_predefinito_20_paragrafo"><text:span text:style-name="T2">che ogni ente adotta. Sappiamo che oggi per il web ci sono tantissime tecnologie differenti, che possono essere usate a livello di sviluppo. Il template fornito in questo indice di risorse può essere usato con qualunque tecnologia.</text:span></text:span> <text:span text:style-name="Car._20_predefinito_20_paragrafo"><text:span text:style-name="T2">Qui troviamo una raccolta dei principali template, che corrispondono alle pagine che vi ho mostrato nello strumento di progettazione grafica.</text:span></text:span> <text:span text:style-name="Car._20_predefinito_20_paragrafo"><text:span text:style-name="T2">Abbiamo ad esempio la homepage, quindi la pagina, in questo caso principale del sito, dove</text:span></text:span> <text:span text:style-name="Car._20_predefinito_20_paragrafo"><text:span text:style-name="T2">viene quindi ricostruita con tutti i contenuti di esempio e da un'idea del risultato finale.</text:span></text:span><text:span text:style-name="Car._20_predefinito_20_paragrafo"><text:span text:style-name="T2"> </text:span></text:span><text:span text:style-name="Car._20_predefinito_20_paragrafo"><text:span text:style-name="T2">Questi template, in alcune parti, sono anche navigabili, ovvero sono collegati tra loro. Quindi io, se voglio andare a vedere com'è la pagina dei servizi, posso cliccarci e navigare, quasi ad avere una sorta di sito d'esempio</text:span></text:span> <text:span text:style-name="Car._20_predefinito_20_paragrafo"><text:span text:style-name="T2">responsivo,</text:span></text:span> <text:span text:style-name="Car._20_predefinito_20_paragrafo"><text:span text:style-name="T2">visitabile in qualunque browser web. Questo è molto importante perché,</text:span></text:span> <text:span text:style-name="Car._20_predefinito_20_paragrafo"><text:span text:style-name="T2">soprattutto i fornitori che supportano gli enti nella realizzazione, hanno la possibilità di usare il codice già messo a disposizione. Questi template sono costruiti con l'ausilio anche di un'altra risorsa, che oggi non vedremo, ma che è molto importante per noi: la libreria Bootstrap Italia</text:span></text:span><text:span text:style-name="Car._20_predefinito_20_paragrafo"><text:span text:style-name="T3"> </text:span></text:span><text:span text:style-name="Car._20_predefinito_20_paragrafo"><text:span text:style-name="T2">sulla quale sono proprio state costruite tutte queste pagine.</text:span></text:span> </text:p>
      <text:p text:style-name="P1"><text:span text:style-name="Car._20_predefinito_20_paragrafo"><text:span text:style-name="T2">Ho accennato all'inizio</text:span></text:span> <text:span text:style-name="Car._20_predefinito_20_paragrafo"><text:span text:style-name="T2">anche alle risorse dedicate, in questo caso, ai sistemi di gestione contenuti.</text:span></text:span> <text:span text:style-name="Car._20_predefinito_20_paragrafo"><text:span text:style-name="T2">Uno su tutti è la piattaforma di </text:span></text:span><text:span text:style-name="Car._20_predefinito_20_paragrafo"><text:span text:style-name="T2">WordPress</text:span></text:span><text:span text:style-name="Car._20_predefinito_20_paragrafo"><text:span text:style-name="T2"> che è molto conosciuta, molto utilizzata.</text:span></text:span><text:span text:style-name="Car._20_predefinito_20_paragrafo"><text:span text:style-name="T2"> </text:span></text:span><text:span text:style-name="Car._20_predefinito_20_paragrafo"><text:span text:style-name="T2">Qui stiamo vedendo</text:span></text:span> <text:span text:style-name="Car._20_predefinito_20_paragrafo"><text:span text:style-name="T2">una demo di questo tema che noi mettiamo a disposizione per questa piattaforma, che in sostanza è la replica fedele dei template che abbiamo visto fino adesso, con la differenza che tutti i contenuti che possono essere gestiti in questa</text:span></text:span> <text:span text:style-name="Car._20_predefinito_20_paragrafo"><text:span text:style-name="T2">piattaforma</text:span></text:span> <text:span text:style-name="Car._20_predefinito_20_paragrafo"><text:span text:style-name="T2">utilizzano un'interfaccia già pronta all'uso, l'interfaccia appunto di </text:span></text:span><text:span text:style-name="Car._20_predefinito_20_paragrafo"><text:span text:style-name="T2">WordPress</text:span></text:span><text:span text:style-name="Car._20_predefinito_20_paragrafo"><text:span text:style-name="T2">. L'interfaccia di </text:span></text:span><text:span text:style-name="Car._20_predefinito_20_paragrafo"><text:span text:style-name="T2">WordPress</text:span></text:span><text:span text:style-name="Car._20_predefinito_20_paragrafo"><text:span text:style-name="T2">, se non la conoscete, è</text:span></text:span> <text:span text:style-name="Car._20_predefinito_20_paragrafo"><text:span text:style-name="T2">un programma che consente di personalizzare i contenuti del sito</text:span></text:span> <text:span text:style-name="Car._20_predefinito_20_paragrafo"><text:span text:style-name="T2">utilizzando tutta l'impostazione grafica e di architettura che noi forniamo con il modello. Ad esempio, è possibile cambiare in questo campo il nome del comune, oppure andare a cambiare direttamente lo stemma. Qualunque modifica, quindi, viene fatta tramite questa interfaccia ha un riscontro visivo oggettivo nella sua versione visibile di sito pubblico.</text:span></text:span> <text:span text:style-name="Car._20_predefinito_20_paragrafo"><text:span text:style-name="T2">Altri elementi che è possibile fare con un tema CMS, come questo che vi sto mostrando, è quella di inserire direttamente le schede servizi e di modificarle, oppure di eliminarle. Questo facilita di gran lunga l'adozione finale del modello di sito per i comuni, perché comunque</text:span></text:span> <text:span text:style-name="Car._20_predefinito_20_paragrafo"><text:span text:style-name="T2">vi permette di avere</text:span></text:span><text:span text:style-name="Car._20_predefinito_20_paragrafo"><text:span text:style-name="T2"> </text:span></text:span><text:span text:style-name="Car._20_predefinito_20_paragrafo"><text:span text:style-name="T2">un prodotto vero e proprio che</text:span></text:span> <text:span text:style-name="Car._20_predefinito_20_paragrafo"><text:span text:style-name="T2">necessita soltanto dell'inserimento e del popolamento dei contenuti.</text:span></text:span><text:span text:style-name="Car._20_predefinito_20_paragrafo"><text:span text:style-name="T2"><text:line-break/>Questi strumenti che noi mettiamo a disposizione</text:span></text:span> <text:span text:style-name="Car._20_predefinito_20_paragrafo"><text:span text:style-name="T2">sono stati realizzati da Designers Italia, ma</text:span></text:span><text:span text:style-name="Car._20_predefinito_20_paragrafo"><text:span text:style-name="T2"> </text:span></text:span><text:span text:style-name="Car._20_predefinito_20_paragrafo"><text:span text:style-name="T2">ottengono il supporto anche della comunità web. Questo per noi è molto importante e abbiamo deciso di pubblicare tutte queste risorse su una piattaforma open source, cioè di condivisione aperta del codice,</text:span></text:span> <text:span text:style-name="Car._20_predefinito_20_paragrafo"><text:span text:style-name="T2">che si chiama </text:span></text:span><text:span text:style-name="Car._20_predefinito_20_paragrafo"><text:span text:style-name="T2">GitHub</text:span></text:span><text:span text:style-name="Car._20_predefinito_20_paragrafo"><text:span text:style-name="T2">, che è molto conosciuta nell'ambito della</text:span></text:span> <text:span text:style-name="Car._20_predefinito_20_paragrafo"><text:span text:style-name="T2">comunità dedicata allo sviluppo e all'implementazione di prodotti digitali in generale.</text:span></text:span> <text:span text:style-name="Car._20_predefinito_20_paragrafo"><text:span text:style-name="T2">Su questa piattaforma mettiamo a disposizione tutte le informazioni su come poi andare a utilizzare, installare, personalizzare. Quindi informazioni tecniche, che però sono condivise in maniera totalmente aperta e quindi trasparente.</text:span></text:span> <text:span text:style-name="Car._20_predefinito_20_paragrafo"><text:span text:style-name="T2">Anche gli stessi fornitori o enti che già stanno adottando il nostro modello, utilizzano questa piattaforma per comunicare con il team di Designers Italia, aprendo richieste di migliorie, segnalando </text:span></text:span><text:soft-page-break/><text:span text:style-name="Car._20_predefinito_20_paragrafo"><text:span text:style-name="T2">bug, risolvendo in maniera collaborativa i problemi che normalmente si possono riscontrare.</text:span></text:span> <text:span text:style-name="Car._20_predefinito_20_paragrafo"><text:span text:style-name="T2">Troviamo sia raccolte le informazioni per i template HTML, che per quanto riguarda la piattaforma, ad esempio </text:span></text:span><text:span text:style-name="Car._20_predefinito_20_paragrafo"><text:span text:style-name="T2">WordPress</text:span></text:span><text:span text:style-name="Car._20_predefinito_20_paragrafo"><text:span text:style-name="T2">, che è una delle due piattaforme che sono state realizzate. La seconda è Drupal che è un pochino meno diffusa, ma che comunque ha un buon utilizzo.</text:span></text:span></text:p>
      <text:p text:style-name="P1"><text:span text:style-name="Car._20_predefinito_20_paragrafo"><text:span text:style-name="T2">Cosa c'è alla radice di tutte queste risorse che io vi ho illustrato?</text:span></text:span><text:span text:style-name="Car._20_predefinito_20_paragrafo"><text:span text:style-name="T2"> </text:span></text:span><text:span text:style-name="Car._20_predefinito_20_paragrafo"><text:span text:style-name="T2">C'è in sostanza il design system del Paese,</text:span></text:span> <text:span text:style-name="Car._20_predefinito_20_paragrafo"><text:span text:style-name="T2">ovvero la risorsa centrale che</text:span></text:span><text:span text:style-name="Car._20_predefinito_20_paragrafo"><text:span text:style-name="T2"> </text:span></text:span><text:span text:style-name="Car._20_predefinito_20_paragrafo"><text:span text:style-name="T2">detta un pò tutte le linee guida su come sviluppare prodotti e servizi. Su questo punto passo la parola al mio collega Daniele che vi spiegherà un pochino più nel dettaglio di che cosa si tratta.</text:span></text:span></text:p>
      <text:p text:style-name="P1"><text:span text:style-name="Car._20_predefinito_20_paragrafo"><text:span text:style-name="T3"><text:line-break/></text:span></text:span><text:span text:style-name="Car._20_predefinito_20_paragrafo"><text:span text:style-name="T2"><text:line-break/></text:span></text:span><text:span text:style-name="Car._20_predefinito_20_paragrafo"><text:span text:style-name="T2">[Daniele Tabellini]</text:span></text:span></text:p>
      <text:p text:style-name="P1"><text:span text:style-name="Car._20_predefinito_20_paragrafo"><text:span text:style-name="T2">Grazie Francesco, prendo la condivisione.</text:span></text:span> <text:span text:style-name="Car._20_predefinito_20_paragrafo"><text:span text:style-name="T2">Salve. Grazie a Francesco e a Marco Maria Pedrazzo per quanto viene prima. Sono Daniele Tabellini, mi occupo di UI e UX design, cioè di progettazione di interfaccia ed esperienza utente al Dipartimento per la trasformazione digitale e da un paio d'anni sono il responsabile tecnico dell'aggiornamento del design system del Paese, che ora vi introduco.</text:span></text:span> <text:span text:style-name="Car._20_predefinito_20_paragrafo"><text:span text:style-name="T2">Ci tenevo però a farvi una piccola premessa: ci state vedendo usare il sito Designers Italia</text:span></text:span> <text:span text:style-name="Car._20_predefinito_20_paragrafo"><text:span text:style-name="T2">come sfondo, senza usare slide, fondamentalmente, senza usare una vera e propria presentazione. Non è un caso. E non la stiamo facendo per pigrizia, per non aver voglia di fare presentazioni, ma per dimostrare una qualità di questo nuovo sito, uscito un anno fa in questa versione e che stiamo continuando ad evolvere.</text:span></text:span><text:span text:style-name="Car._20_predefinito_20_paragrafo"><text:span text:style-name="T2"> </text:span></text:span><text:span text:style-name="Car._20_predefinito_20_paragrafo"><text:span text:style-name="T2">Diciamolo meglio: per dimostrarvi la volontà enciclopedica di questo sito. Vuole essere la risorsa dove voi fornitori o enti potete trovare la risposta a molte delle domande, senza farcene, nemmeno.</text:span></text:span> <text:span text:style-name="Car._20_predefinito_20_paragrafo"><text:span text:style-name="T2">È talmente approfondito e pieno di dettagli che basta cercare. Quindi per rispondere a una domanda che ho visto: i link a tutti i file Figma che state vedendo, o alle risorse che</text:span></text:span> <text:span text:style-name="Car._20_predefinito_20_paragrafo"><text:span text:style-name="T2">il mio collega Francesco vi ha mostrato, sono nel sito, basta entrare dentro le sezioni, dentro le risorse,</text:span></text:span> <text:span text:style-name="Car._20_predefinito_20_paragrafo"><text:span text:style-name="T2">e ci trovate tutto quello che vi stiamo facendo vedere.</text:span></text:span><text:span text:style-name="Car._20_predefinito_20_paragrafo"><text:span text:style-name="T2"> Questo sito h</text:span></text:span><text:span text:style-name="Car._20_predefinito_20_paragrafo"><text:span text:style-name="T2">a la volontà di essere uno strumento in sé</text:span></text:span><text:span text:style-name="Car._20_predefinito_20_paragrafo"><text:span text:style-name="T2">. </text:span></text:span><text:span text:style-name="Car._20_predefinito_20_paragrafo"><text:span text:style-name="T2">Uno strumento a disposizione vostra, della Community di persone, enti, fornitori e professionisti che sta cambiando il modo di progettare siti e servizi digitali per la pubblica amministrazione in Italia. Detto questo, sempre sul sito se vado dentro la sezione Design System,</text:span></text:span> <text:span text:style-name="Car._20_predefinito_20_paragrafo"><text:span text:style-name="T2">ne approfitto per raccontarvi cos'è. La frase principale di cos'è un design system, per chi di voi non lo sapesse,</text:span></text:span> <text:span text:style-name="Car._20_predefinito_20_paragrafo"><text:span text:style-name="T2">o per chi di voi non fa il mio lavoro, quello di uno sviluppatore di interfacce, è </text:span></text:span><text:span text:style-name="Car._20_predefinito_20_paragrafo"><text:span text:style-name="T2">un insieme</text:span></text:span><text:span text:style-name="Car._20_predefinito_20_paragrafo"><text:span text:style-name="T2"> di guide, indicazioni, istruzioni e risorse, i famosi mattoncini di cui parlava Marco Maria Pedrazzo per costruire cose, realizzare veri e propri prodotti.</text:span></text:span> <text:span text:style-name="Car._20_predefinito_20_paragrafo"><text:span text:style-name="T2">Stiamo parlando di realizzare, questa è la parte fondamentale, realizzare interfacce. Non soltanto progettarla, quindi</text:span></text:span><text:span text:style-name="Car._20_predefinito_20_paragrafo"><text:span text:style-name="T2">, ma</text:span></text:span><text:span text:style-name="Car._20_predefinito_20_paragrafo"><text:span text:style-name="T2"> arrivare fino alla vera e propria interfaccia</text:span></text:span><text:span text:style-name="Car._20_predefinito_20_paragrafo"><text:span text:style-name="T2"> </text:span></text:span><text:span text:style-name="Car._20_predefinito_20_paragrafo"><text:span text:style-name="T2">realizzata del sito</text:span></text:span><text:span text:style-name="Car._20_predefinito_20_paragrafo"><text:span text:style-name="T2">. È </text:span></text:span><text:span text:style-name="Car._20_predefinito_20_paragrafo"><text:span text:style-name="T2">come questa che stiamo vedendo di Designers Italia, che utilizza il design system del Paese. Il design system del Paese vive in questa sezione del sito Designers Italia.</text:span></text:span><text:span text:style-name="Car._20_predefinito_20_paragrafo"><text:span text:style-name="T2"> </text:span></text:span><text:span text:style-name="Car._20_predefinito_20_paragrafo"><text:span text:style-name="T2">Ci vive come documentazione dello stesso design system del Paese. Ora vi faccio vedere le quattro sezioni fondamentali: come iniziare, i fondamenti, i componenti, </text:span></text:span><text:span text:style-name="Car._20_predefinito_20_paragrafo"><text:span text:style-name="T2">e </text:span></text:span><text:span text:style-name="Car._20_predefinito_20_paragrafo"><text:span text:style-name="T2">come contribuire. Speriamo l'anno prossimo (2024) ospiti anche due nuove sezioni importantissime che sono i design pattern, che sarebbe i modi standard di creare piccole scatole di costruzione, non interi modelli come può essere il modello comune,</text:span></text:span><text:span text:style-name="Car._20_predefinito_20_paragrafo"><text:span text:style-name="T2"> </text:span></text:span><text:span text:style-name="Car._20_predefinito_20_paragrafo"><text:span text:style-name="T2">ma piccoli modelli come può essere una login, come si fa un sito, una login o un sito della pubblica amministrazione. Tutte le risorse che trovate, come quelle dei modelli, hanno una caratteristica: non sono fatte a caso, ma si basano sulla ricerca.</text:span></text:span><text:span text:style-name="Car._20_predefinito_20_paragrafo"><text:span text:style-name="T2"> </text:span></text:span><text:span text:style-name="Car._20_predefinito_20_paragrafo"><text:span text:style-name="T2">Si basano su progettazione, analisi, euristiche, test di usabilità e analisi, anche di tutte le cose che riguardano l'accessibilità che</text:span></text:span><text:span text:style-name="Car._20_predefinito_20_paragrafo"><text:span text:style-name="T2"> </text:span></text:span><text:span text:style-name="Car._20_predefinito_20_paragrafo"><text:span text:style-name="T2">è importantissima nella progettazione delle interfacce o che riguardano il GDPR, la privacy nel caso di alcuni componenti.</text:span></text:span><text:span text:style-name="Car._20_predefinito_20_paragrafo"><text:span text:style-name="T2"> </text:span></text:span><text:span text:style-name="Car._20_predefinito_20_paragrafo"><text:span text:style-name="T2">Non stiamo parlando di grafica. La grafica è quindi l'aspetto visivo</text:span></text:span><text:span text:style-name="Car._20_predefinito_20_paragrafo"><text:span text:style-name="T2">,</text:span></text:span><text:span text:style-name="Car._20_predefinito_20_paragrafo"><text:span text:style-name="T2"> è solo un pezzo di quello che è un design system. Stiamo parlando di esperienza, stiamo parlando di progettare cose efficaci</text:span></text:span><text:span text:style-name="Car._20_predefinito_20_paragrafo"><text:span text:style-name="T2">,</text:span></text:span><text:span text:style-name="Car._20_predefinito_20_paragrafo"><text:span text:style-name="T2"> che funzionano. </text:span></text:span></text:p>
      <text:p text:style-name="P1"><text:span text:style-name="Car._20_predefinito_20_paragrafo"><text:span text:style-name="T2">Vi faccio vedere che cos'è una scheda fondamento. Vado anche abbastanza veloce perché mi piacerebbe che trovaste il tempo, finito questo webinar, di girarvi il sito da soli. Un pò come se fosse un'enciclopedia, ve lo ripeto, un pò come se fosse una specie di enciclopedia di cosa fare, quali sono i mattoncini e come poterli usare. Ve le faccio vedere uno a caso, uno degli ultimi inseriti: il fondamento colori, cioè come i siti e i servizi pubblici della pubblica amministrazione in Italia possono o devono usare i colori. È un insieme di istruzioni. Le schede fondamento sono delle schede da leggere e che contengono informazioni: in questo caso i principi che guidano l'uso dei colori, come usarli, quali sono i colori principali, i colori primari, i colori di risalto, con un tentativo di spiegarlo sempre, anche in un linguaggio non soltanto per operativi, quindi non soltanto con termini informatici. Istruzioni molto chiare tipo che cosa va bene fare, quali sono le combinazioni, di testo - sfondo corretto e quale no.</text:span></text:span> <text:span text:style-name="Car._20_predefinito_20_paragrafo"><text:span text:style-name="T2">Note di approfondimento e dove trovare ulteriori approfondimenti.</text:span></text:span> <text:span text:style-name="Car._20_predefinito_20_paragrafo"><text:span text:style-name="T2">Per chi di voi sa qualcosa sull'accessibilità, sa anche che l'utilizzo dei colori è una delle cose che impatta di più sulla </text:span></text:span><text:span text:style-name="Car._20_predefinito_20_paragrafo"><text:span text:style-name="T2">progettazione. Non l'unico, ovviamente ce ne sono tantissime sull'accessibilità e qui c'è un tentativo, un primo tentativo e questo primo non lo dico a caso, perché questa documentazione in tutto il design system è in continua evoluzione. Tutti i fondamenti sono fatti così e tra un pò vi faccio vedere il principale. Il primo principio, intenzioni qui a sinistra, però prima di passare a quello vi faccio vedere anche come è fatto un componente. Un design system, il nostro in particolare, e quasi tutti, sono fatti di fondamenti e componenti.</text:span></text:span> <text:span text:style-name="Car._20_predefinito_20_paragrafo"><text:span text:style-name="T2">Un componente - ne prendo uno che conoscete tutti - un componente </text:span></text:span><text:soft-page-break/><text:span text:style-name="Car._20_predefinito_20_paragrafo"><text:span text:style-name="T2">sarebbe un vero mattoncino, è un elemento. Prendo la testata di un sito, un pò come questa sopra che vedete qua. Ne avete visti tantissimi. Una scheda componente divisa in tre sezioni, uso e accessibilità, progettazione e sviluppo.</text:span></text:span> <text:span text:style-name="Car._20_predefinito_20_paragrafo"><text:span text:style-name="T2">Non è un caso che uso accessibilità, è la prima per dare risalto all'importanza che il termine accessibilità ha per noi,</text:span></text:span> <text:span text:style-name="Car._20_predefinito_20_paragrafo"><text:span text:style-name="T2">oltre agli obblighi di legge.</text:span></text:span> <text:span text:style-name="Car._20_predefinito_20_paragrafo"><text:span text:style-name="T2">Nell'anteprima possiamo vedere tutte le varianti di questo componente. Ne prendo una che sicuramente riconoscete che è questa: il classico header, che vediamo un pò dovunque, personalizzato a volte nei colori, nei contenuti, ma che conoscete bene. Questa anteprima la possiamo vedere anche a varie risoluzioni, quindi mobile, con tutto il suo funzionamento, tablet, eccetera. Vi ripeto, questa non è grafica, non è progettazione, ma è prodotto vero e proprio. Questo </text:span></text:span><text:span text:style-name="Car._20_predefinito_20_paragrafo"><text:span text:style-name="T2">è </text:span></text:span><text:span text:style-name="Car._20_predefinito_20_paragrafo"><text:span text:style-name="T2">codice che sta funzionando dentro la documentazione, tanto che è possibile premere su questo tasto a destra</text:span></text:span><text:span text:style-name="Car._20_predefinito_20_paragrafo"><text:span text:style-name="T3"> </text:span></text:span><text:span text:style-name="Car._20_predefinito_20_paragrafo"><text:span text:style-name="T2">ed estrarla, astrarla dalla documentazione e vederla da sola in una finestra di un browser e quindi per esempio poterne testare l'accessibilità, il funzionamento, astratta da tutto quello che è documentazione; la scheda progettazione che contiene informazioni su questo componente informazioni, proprio come quelle delle Lego, tendenzialmente che cosa sono i pezzi e che cosa servono nelle varie varianti.</text:span></text:span><text:span text:style-name="Car._20_predefinito_20_paragrafo"><text:span text:style-name="T2"> </text:span></text:span><text:span text:style-name="Car._20_predefinito_20_paragrafo"><text:span text:style-name="T2">E la scheda che sotto contiene anche altri tipi di informazioni, tipo, come si comporta, qual è l'interazione, quali sono le specifiche di misure del componente e</text:span></text:span><text:span text:style-name="Car._20_predefinito_20_paragrafo"><text:span text:style-name="T3"> </text:span></text:span><text:span text:style-name="Car._20_predefinito_20_paragrafo"><text:span text:style-name="T2">una scheda sviluppo. Vi apro la stessa variante dell'header completa, così è facile riconoscerla, che contiene il codice. Contiene esattamente il codice nel framework Bootstrap Italia, che è la risorsa di sviluppo </text:span></text:span><text:span text:style-name="Car._20_predefinito_20_paragrafo"><text:span text:style-name="T2">dell’ecosistema</text:span></text:span><text:span text:style-name="Car._20_predefinito_20_paragrafo"><text:span text:style-name="T2"> </text:span></text:span><text:span text:style-name="Car._20_predefinito_20_paragrafo"><text:span text:style-name="T2">d</text:span></text:span><text:span text:style-name="Car._20_predefinito_20_paragrafo"><text:span text:style-name="T2">esign system del Paese che è possibile copiarsi e mettersi dentro il proprio framework di sviluppo oppure andare alle istruzioni di sviluppo con questa. Detto questo, va mostrato a grandi linee come sono fatti, i libretti di istruzione di un fondamento e di un</text:span></text:span> <text:span text:style-name="Car._20_predefinito_20_paragrafo"><text:span text:style-name="T2">component</text:span></text:span><text:span text:style-name="Car._20_predefinito_20_paragrafo"><text:span text:style-name="T2">e.</text:span></text:span><text:span text:style-name="Car._20_predefinito_20_paragrafo"><text:span text:style-name="T2"> </text:span></text:span><text:span text:style-name="Car._20_predefinito_20_paragrafo"><text:span text:style-name="T2">M</text:span></text:span><text:span text:style-name="Car._20_predefinito_20_paragrafo"><text:span text:style-name="T2">i piacerebbe portarvi qui, su questa scheda che è principi e intenzioni</text:span></text:span> <text:span text:style-name="Car._20_predefinito_20_paragrafo"><text:span text:style-name="T2">per raccontarvi fondamentalmente i perché: perché è stato fatto in questi ultimi anni e perché è importante usarlo. Ce ne sono alcuni, ce ne sono molti, in questa scheda. Mi interessa mettervi l'attenzione su un paio, sinceramente in questo primo momento e poi eventualmente possiamo approfondire con le domande e approfondiremo anche nei webinar successivi.</text:span></text:span> <text:span text:style-name="Car._20_predefinito_20_paragrafo"><text:span text:style-name="T2">Il principale è questo: sono molti anni che ne sentite parlare</text:span></text:span><text:span text:style-name="Car._20_predefinito_20_paragrafo"><text:span text:style-name="T2"> -</text:span></text:span><text:span text:style-name="Car._20_predefinito_20_paragrafo"><text:span text:style-name="T2"> il Dipartimento ora, il team per la trasformazione digitale prima</text:span></text:span><text:span text:style-name="Car._20_predefinito_20_paragrafo"><text:span text:style-name="T2">,</text:span></text:span><text:span text:style-name="Car._20_predefinito_20_paragrafo"><text:span text:style-name="T2"> Developers Italia e Designers Italia </text:span></text:span><text:span text:style-name="Car._20_predefinito_20_paragrafo"><text:span text:style-name="T2">- </text:span></text:span><text:span text:style-name="Car._20_predefinito_20_paragrafo"><text:span text:style-name="T2">di un tema importantissimo, che voi tutti conoscete bene. In Italia abbiamo più di 22.000 enti, voi siete molti di questi e abbiamo, si stima più di 100.000 siti e servizi della pubblica amministrazione.</text:span></text:span><text:span text:style-name="Car._20_predefinito_20_paragrafo"><text:span text:style-name="T2"> </text:span></text:span><text:span text:style-name="Car._20_predefinito_20_paragrafo"><text:span text:style-name="T2">Fino a pochi anni fa non ci si poneva il problema che</text:span></text:span><text:span text:style-name="Car._20_predefinito_20_paragrafo"><text:span text:style-name="T3"> </text:span></text:span><text:span text:style-name="Car._20_predefinito_20_paragrafo"><text:span text:style-name="T2">un cittadino trovava </text:span></text:span><text:span text:style-name="Car._20_predefinito_20_paragrafo"><text:span text:style-name="T2">un pulsante o un campo di ricerca </text:span></text:span><text:span text:style-name="Car._20_predefinito_20_paragrafo"><text:span text:style-name="T2">fatto in maniere diverse in questi 100.000 siti e servizi sempre diversi. Doveva ogni volta reinventare la ruota.</text:span></text:span> <text:span text:style-name="Car._20_predefinito_20_paragrafo"><text:span text:style-name="T2">Spostandosi dal punto di vista utente centrico negli ultimi anni è stato fatto un lavoro importante di ricerca, di coerenza.</text:span></text:span> <text:span text:style-name="Car._20_predefinito_20_paragrafo"><text:span text:style-name="T2">Un lavoro importante, non soltanto grafico, come è fatto quel campo, ma per avvicinarsi alle persone, anche sulla lingua. Qui a sinistra io non ve li aprirò, ma se vedete nei fondamenti ce ne sono alcuni che è facile capire che non sono grafica o sviluppo, ma sono contenuto. Come si scrive? Qual è il tono di voce con cui si parla il cittadino o si progetta un'interfaccia verso il cittadino,</text:span></text:span> <text:span text:style-name="Car._20_predefinito_20_paragrafo"><text:span text:style-name="T2">o che il cittadino deve utilizzare?</text:span></text:span><text:span text:style-name="Car._20_predefinito_20_paragrafo"><text:span text:style-name="T2"> </text:span></text:span><text:span text:style-name="Car._20_predefinito_20_paragrafo"><text:span text:style-name="T2">Quale linguaggio si usa? Quali sono i microtesti dell'interfaccia? Quindi, come si scrive Il piccolo testo in un pulsante. Si dà del tu, si dà del lei, si parla direttamente? Si usano verbi? Per rendere efficiente la progettazione, voi tutti </text:span></text:span><text:span text:style-name="Car._20_predefinito_20_paragrafo"><text:span text:style-name="T2">-</text:span></text:span><text:span text:style-name="Car._20_predefinito_20_paragrafo"><text:span text:style-name="T2"> fornitori ed enti </text:span></text:span><text:span text:style-name="Car._20_predefinito_20_paragrafo"><text:span text:style-name="T2">- </text:span></text:span><text:span text:style-name="Car._20_predefinito_20_paragrafo"><text:span text:style-name="T2">sapete che l'efficacia, i tempi sono soldi e soldi che si possono spendere in altre cose e se si risparmiano non è per forza solo risparmio, si possono spendere in testi di usabilità, in una migliore ricerca iniziale per analizzare i bisogni.</text:span></text:span> <text:span text:style-name="Car._20_predefinito_20_paragrafo"><text:span text:style-name="T2">L</text:span></text:span><text:span text:style-name="Car._20_predefinito_20_paragrafo"><text:span text:style-name="T2">e stime più recenti</text:span></text:span><text:span text:style-name="Car._20_predefinito_20_paragrafo"><text:span text:style-name="T2"> </text:span></text:span><text:span text:style-name="Car._20_predefinito_20_paragrafo"><text:span text:style-name="T2">in tutto il mondo, ci dicono che utilizzare un design system fa risparmiare circa il 30% in progettazione dell'interfaccia e, in alcuni casi, oltre il 45% in sviluppo dell'interfaccia. Non si deve reinventare la ruota ogni volta</text:span></text:span><text:span text:style-name="Car._20_predefinito_20_paragrafo"><text:span text:style-name="T2"> </text:span></text:span><text:span text:style-name="Car._20_predefinito_20_paragrafo"><text:span text:style-name="T2">.E specialmente in un campo come il nostro, della Pubblica Amministrazione, in cui i constraints sono tantissimi, dall'accessibilità alla privacy, sono più difficili da misurare, anche se indiscutibili.</text:span></text:span><text:span text:style-name="Car._20_predefinito_20_paragrafo"><text:span text:style-name="T2"> </text:span></text:span><text:span text:style-name="Car._20_predefinito_20_paragrafo"><text:span text:style-name="T2">Più difficili da misurare, anche se indiscutibili sono l'aumento della </text:span></text:span><text:span text:style-name="Car._20_predefinito_20_paragrafo"><text:span text:style-name="T2">qualità del risultato finale e la riduzione dei bug. E su questo non ho tempo di approfondire oggi, ma vi dico che il 28 di novembre, nel secondo webinar di questo ciclo, alle 11 faremo un intero webinar raccontandovi proprio le qualità che si possono tenere utilizzando il design system del Paese</text:span></text:span><text:span text:style-name="Car._20_predefinito_20_paragrafo"><text:span text:style-name="T2">:</text:span></text:span><text:span text:style-name="Car._20_predefinito_20_paragrafo"><text:span text:style-name="T2"> </text:span></text:span><text:span text:style-name="Car._20_predefinito_20_paragrafo"><text:span text:style-name="T2">l</text:span></text:span><text:span text:style-name="Car._20_predefinito_20_paragrafo"><text:span text:style-name="T2">e qualità</text:span></text:span><text:span text:style-name="Car._20_predefinito_20_paragrafo"><text:span text:style-name="T3"> </text:span></text:span><text:span text:style-name="Car._20_predefinito_20_paragrafo"><text:span text:style-name="T2">insite by design, come può essere l'accessibilità, il GDPR, eccetera, dentro questi mattoncini che permettono a chi li utilizza, fornitori o ente che parla con fornitore, gli chiede di utilizzarlo, di ottenere by default quelle qualità. </text:span></text:span><text:span text:style-name="Car._20_predefinito_20_paragrafo"><text:span text:style-name="T2">Ad esempio,</text:span></text:span><text:span text:style-name="Car._20_predefinito_20_paragrafo"><text:span text:style-name="T2"> partendo con tutti i componenti già validati per l'accessibilità. Componenti ovviamente che poi vanno montati in maniera accessibile, vanno utilizzati curandone l'accessibilità, ma che partano accessibili. C'è un fondamento molto interessante: "accessibilità" che racconta non solo</text:span></text:span><text:span text:style-name="Car._20_predefinito_20_paragrafo"><text:span text:style-name="T3"> </text:span></text:span><text:span text:style-name="Car._20_predefinito_20_paragrafo"><text:span text:style-name="T2">che cosa raggiungiamo, ma come noi testiamo l'accessibilità di questi componenti, ed è una cosa interessante per gli operativi, tra voi che si occupano di accessibilità. Non sto a leggervi gli altri, anche se il titolo è molto interessante "per cambiare la visione dell'accessibilità", tanto per rimanere in tema, "da adempimento alle opportunità". E questa è una cosa fondamentale. Vi invito a venire al secondo webinar e parleremo estensivamente di questo. Partiamo dai perché dicevo e vediamo come iniziare a usarlo. E qui panoramica "come iniziare".</text:span></text:span> <text:span text:style-name="Car._20_predefinito_20_paragrafo"><text:span text:style-name="T2">Vi voglio solo mettere l'accento su una cosa</text:span></text:span><text:span text:style-name="Car._20_predefinito_20_paragrafo"><text:span text:style-name="T2">. U</text:span></text:span><text:span text:style-name="Car._20_predefinito_20_paragrafo"><text:span text:style-name="T2">n design system è uno strumento, </text:span></text:span><text:span text:style-name="Car._20_predefinito_20_paragrafo"><text:span text:style-name="T2">un insieme</text:span></text:span><text:span text:style-name="Car._20_predefinito_20_paragrafo"><text:span text:style-name="T2"> di risorse, di mattoncini pensate per persone che fanno operatività, quindi designer e sviluppatori, progettisti, persone che sviluppano codice. Però </text:span></text:span><text:span text:style-name="Car._20_predefinito_20_paragrafo"><text:span text:style-name="T2">vi faccio osservare </text:span></text:span><text:span text:style-name="Car._20_predefinito_20_paragrafo"><text:span text:style-name="T2">che qui c'è anche una scheda che è per responsabili progetto</text:span></text:span><text:span text:style-name="Car._20_predefinito_20_paragrafo"><text:span text:style-name="T2">. P</text:span></text:span><text:span text:style-name="Car._20_predefinito_20_paragrafo"><text:span text:style-name="T2">erché? Perché è importante che chi scrive bandi, chi</text:span></text:span> <text:span text:style-name="Car._20_predefinito_20_paragrafo"><text:span text:style-name="T2">fa il project manager di progetti, lato fornitore o che ne so, responsabile sistemi informativi di un </text:span></text:span><text:span text:style-name="Car._20_predefinito_20_paragrafo"><text:span text:style-name="T2">C</text:span></text:span><text:span text:style-name="Car._20_predefinito_20_paragrafo"><text:span text:style-name="T2">omune o di un ente,</text:span></text:span> <text:span text:style-name="Car._20_predefinito_20_paragrafo"><text:span text:style-name="T2">è importante che sappia come è fatto il design system del Paese, sappia che è una risorsa aperta, a cui tutti possono partecipare, sappia la qualità che ottiene by default, se invita un fornitore ad utilizzarlo. </text:span></text:span><text:soft-page-break/><text:span text:style-name="Car._20_predefinito_20_paragrafo"><text:span text:style-name="T2">Invitare a utilizzarlo non vuol dire che lo deve utilizzare per forza as is, cioè così com'è. Essendo una risorsa aperta con licenze open source, come dovrebbero essere tutte le risorse per la Pubblica Amministrazione, è ovviamente aperto a contributi e sarebbe anche molto interessante che i contributi, come sta cominciando a succedere, arrivassero anche up stream</text:span></text:span><text:span text:style-name="Car._20_predefinito_20_paragrafo"><text:span text:style-name="T2">.</text:span></text:span><text:span text:style-name="Car._20_predefinito_20_paragrafo"><text:span text:style-name="T2"> </text:span></text:span><text:span text:style-name="Car._20_predefinito_20_paragrafo"><text:span text:style-name="T2">S</text:span></text:span><text:span text:style-name="Car._20_predefinito_20_paragrafo"><text:span text:style-name="T2">e un fornitore, lo modifica o aggiunge funzionalità </text:span></text:span><text:span text:style-name="Car._20_predefinito_20_paragrafo"><text:span text:style-name="T2">sarebbe importante </text:span></text:span><text:span text:style-name="Car._20_predefinito_20_paragrafo"><text:span text:style-name="T2">facesse </text:span></text:span><text:span text:style-name="Car._20_predefinito_20_paragrafo"><text:span text:style-name="T2">anche </text:span></text:span><text:span text:style-name="Car._20_predefinito_20_paragrafo"><text:span text:style-name="T2">proposte up stream verso di noi, verso i mantainer delle risorse o di design o di sviluppo</text:span></text:span><text:span text:style-name="Car._20_predefinito_20_paragrafo"><text:span text:style-name="T2"> </text:span></text:span><text:span text:style-name="Car._20_predefinito_20_paragrafo"><text:span text:style-name="T2">per integrare queste modifiche e questa evoluzione</text:span></text:span><text:span text:style-name="Car._20_predefinito_20_paragrafo"><text:span text:style-name="T2"> nel design system</text:span></text:span><text:span text:style-name="Car._20_predefinito_20_paragrafo"><text:span text:style-name="T2">.</text:span></text:span><text:span text:style-name="Car._20_predefinito_20_paragrafo"><text:span text:style-name="T2"> </text:span></text:span></text:p>
      <text:p text:style-name="P1"><text:span text:style-name="Car._20_predefinito_20_paragrafo"><text:span text:style-name="T2">Nella scheda "come iniziare" per responsabile i progetti c'è il perché utilizzarlo e ci sono anche dei riferimenti operativi, sia normativi</text:span></text:span><text:span text:style-name="Car._20_predefinito_20_paragrafo"><text:span text:style-name="T2">. L</text:span></text:span><text:span text:style-name="Car._20_predefinito_20_paragrafo"><text:span text:style-name="T2">'articolo 4.8 delle Linee guida di design invita a mettere in tutti i bandi la scritta che si deve usare determinate risorse. Vado veloce perché vi ripeto, questa è un'enciclopedia</text:span></text:span><text:span text:style-name="Car._20_predefinito_20_paragrafo"><text:span text:style-name="T2">, </text:span></text:span><text:span text:style-name="Car._20_predefinito_20_paragrafo"><text:span text:style-name="T2">questi webinar possono essere soltanto un incipit a invogliarvi a studiare un pò come a scuola</text:span></text:span><text:span text:style-name="Car._20_predefinito_20_paragrafo"><text:span text:style-name="T2"> </text:span></text:span><text:span text:style-name="Car._20_predefinito_20_paragrafo"><text:span text:style-name="T2">dovrebbe essere. Però è interessante in questo fondamento, per responsabile progetto, come iniziare a usare il design system del </text:span></text:span><text:span text:style-name="Car._20_predefinito_20_paragrafo"><text:span text:style-name="T2">P</text:span></text:span><text:span text:style-name="Car._20_predefinito_20_paragrafo"><text:span text:style-name="T2">aese o a capire cos'è, "oltre alla norma, per fare bene", "il risparmio di tempi e costi" che rimanda a quello che ci dicevamo prima, i principi e intenzioni, e</text:span></text:span> <text:span text:style-name="Car._20_predefinito_20_paragrafo"><text:span text:style-name="T2">una cosa, che sottolineava già il mio collega Marco Maria Pedrazzo</text:span></text:span><text:span text:style-name="Car._20_predefinito_20_paragrafo"><text:span text:style-name="T2">:</text:span></text:span><text:span text:style-name="Car._20_predefinito_20_paragrafo"><text:span text:style-name="T2"> la forza della Community. Non si è soli, quando si usa il design system nel Paese. Si è all'interno di una community di pratica che vive su Forum Italia. Qui c'è un link, ma anche sulla Community Slack che vive </text:span></text:span><text:span text:style-name="Car._20_predefinito_20_paragrafo"><text:span text:style-name="T2">sugli stessi repositories</text:span></text:span><text:span text:style-name="Car._20_predefinito_20_paragrafo"><text:span text:style-name="T2"> </text:span></text:span><text:span text:style-name="Car._20_predefinito_20_paragrafo"><text:span text:style-name="T2">G</text:span></text:span><text:span text:style-name="Car._20_predefinito_20_paragrafo"><text:span text:style-name="T2">it</text:span></text:span><text:span text:style-name="Car._20_predefinito_20_paragrafo"><text:span text:style-name="T2">H</text:span></text:span><text:span text:style-name="Car._20_predefinito_20_paragrafo"><text:span text:style-name="T2">ub che sono i luoghi, che vi faceva vedere Francesco, dove viene fatta</text:span></text:span> <text:span text:style-name="Car._20_predefinito_20_paragrafo"><text:span text:style-name="T2">la contribuzione e l'evoluzione del design system,</text:span></text:span><text:span text:style-name="Car._20_predefinito_20_paragrafo"><text:span text:style-name="T2"> </text:span></text:span><text:span text:style-name="Car._20_predefinito_20_paragrafo"><text:span text:style-name="T2">in cui </text:span></text:span><text:span text:style-name="Car._20_predefinito_20_paragrafo"><text:span text:style-name="T2">si</text:span></text:span><text:span text:style-name="Car._20_predefinito_20_paragrafo"><text:span text:style-name="T2"> discut</text:span></text:span><text:span text:style-name="Car._20_predefinito_20_paragrafo"><text:span text:style-name="T2">e</text:span></text:span><text:span text:style-name="Car._20_predefinito_20_paragrafo"><text:span text:style-name="T2">, </text:span></text:span><text:span text:style-name="Car._20_predefinito_20_paragrafo"><text:span text:style-name="T2">si</text:span></text:span><text:span text:style-name="Car._20_predefinito_20_paragrafo"><text:span text:style-name="T2"> fanno proposte</text:span></text:span><text:span text:style-name="Car._20_predefinito_20_paragrafo"><text:span text:style-name="T2">, si </text:span></text:span><text:span text:style-name="Car._20_predefinito_20_paragrafo"><text:span text:style-name="T2">rimandano proposte</text:span></text:span><text:span text:style-name="Car._20_predefinito_20_paragrafo"><text:span text:style-name="T2"> (up stream)</text:span></text:span><text:span text:style-name="Car._20_predefinito_20_paragrafo"><text:span text:style-name="T2">.</text:span></text:span><text:span text:style-name="Car._20_predefinito_20_paragrafo"><text:span text:style-name="T2"><text:line-break/>Scendo nel concreto e vi racconto anche un aneddoto molto pratico, senza rimanere così in alto. Vado ad un componente che è il "video player". </text:span></text:span><text:span text:style-name="Car._20_predefinito_20_paragrafo"><text:span text:style-name="T2">I</text:span></text:span><text:span text:style-name="Car._20_predefinito_20_paragrafo"><text:span text:style-name="T2">l video player è stato aggiunto di recente, una specie di mattoncino aggiunto un mesetto fa. Forse avete visto la news sul sito Designers Italia o nelle mailing list. È un componente che serve a mostrare video sui propri siti web.</text:span></text:span> <text:span text:style-name="Car._20_predefinito_20_paragrafo"><text:span text:style-name="T2">Perché ve lo racconto? Perché parto da questo per raccontarvi la fase operativa</text:span></text:span><text:span text:style-name="Car._20_predefinito_20_paragrafo"><text:span text:style-name="T2">. N</text:span></text:span><text:span text:style-name="Car._20_predefinito_20_paragrafo"><text:span text:style-name="T2">el prossimo webinar scenderemo più in dettaglio,</text:span></text:span> <text:span text:style-name="Car._20_predefinito_20_paragrafo"><text:span text:style-name="T2">e vi racconteremo molti più</text:span></text:span> <text:span text:style-name="Car._20_predefinito_20_paragrafo"><text:span text:style-name="T2">aspetti pratici. Però vi racconto questo perché mi permette di spiegarvi che noi stessi siamo i primi utilizzatori.</text:span></text:span> <text:span text:style-name="Car._20_predefinito_20_paragrafo"><text:span text:style-name="T2">Voi tutti saprete che mostrare video da hosting di terze parti, come può essere </text:span></text:span><text:span text:style-name="Car._20_predefinito_20_paragrafo"><text:span text:style-name="T2">YouTube</text:span></text:span><text:span text:style-name="Car._20_predefinito_20_paragrafo"><text:span text:style-name="T2">, è molto complicato per una pubblica amministrazione, se vuole essere a norma sia con l'accessibilità sia col GDPR.</text:span></text:span> <text:span text:style-name="Car._20_predefinito_20_paragrafo"><text:span text:style-name="T2">Il design system del Paese da qualche tempo ha anche un componente a disposizione di tutti, di cui esiste il codice. È facile usarlo. Apro la stessa variante, quella con overlay di consenso</text:span></text:span><text:span text:style-name="Car._20_predefinito_20_paragrafo"><text:span text:style-name="T2">. Q</text:span></text:span><text:span text:style-name="Car._20_predefinito_20_paragrafo"><text:span text:style-name="T2">uando c'è questo overlay presente</text:span></text:span><text:span text:style-name="Car._20_predefinito_20_paragrafo"><text:span text:style-name="T2"> - </text:span></text:span><text:span text:style-name="Car._20_predefinito_20_paragrafo"><text:span text:style-name="T2">nel sito Designers, lo trovate in tutti i video</text:span></text:span><text:span text:style-name="Car._20_predefinito_20_paragrafo"><text:span text:style-name="T2"> - </text:span></text:span><text:span text:style-name="Car._20_predefinito_20_paragrafo"><text:span text:style-name="T2">se girate e non avete mai accettato</text:span></text:span><text:span text:style-name="Car._20_predefinito_20_paragrafo"><text:span text:style-name="T2">, </text:span></text:span><text:span text:style-name="Car._20_predefinito_20_paragrafo"><text:span text:style-name="T2">potete accettare i cookie di </text:span></text:span><text:span text:style-name="Car._20_predefinito_20_paragrafo"><text:span text:style-name="T2">YouTube</text:span></text:span><text:span text:style-name="Car._20_predefinito_20_paragrafo"><text:span text:style-name="T2"> una volta per un solo </text:span></text:span><text:span text:style-name="Car._20_predefinito_20_paragrafo"><text:span text:style-name="T2">video o per tutti i video. Il componente si prende in carico di non farti avere nessun contatto con i server di terze parti, né cookie né di altro tipo finché non accetti. Se non accetti</text:span></text:span> <text:span text:style-name="Car._20_predefinito_20_paragrafo"><text:span text:style-name="T2">finisce lì, permettendo di essere completamente compliant con il GDPR, ma oltre </text:span></text:span><text:span text:style-name="Car._20_predefinito_20_paragrafo"><text:span text:style-name="T2">a </text:span></text:span><text:span text:style-name="Car._20_predefinito_20_paragrafo"><text:span text:style-name="T2">questo è anche completamente accessibile. Ve lo faccio vedere in funzione nella nostra sezione "media", </text:span></text:span><text:span text:style-name="Car._20_predefinito_20_paragrafo"><text:span text:style-name="T2">a</text:span></text:span><text:span text:style-name="Car._20_predefinito_20_paragrafo"><text:span text:style-name="T2">nche questa aggiunta di recente. </text:span></text:span><text:span text:style-name="Car._20_predefinito_20_paragrafo"><text:span text:style-name="T2">N</text:span></text:span><text:span text:style-name="Car._20_predefinito_20_paragrafo"><text:span text:style-name="T2">on ho mai accettato i cookie su questo sito. Posso accettare per questo, o accettare per tutti i video, i cookie di </text:span></text:span><text:span text:style-name="Car._20_predefinito_20_paragrafo"><text:span text:style-name="T2">YouTube</text:span></text:span><text:span text:style-name="Car._20_predefinito_20_paragrafo"><text:span text:style-name="T2">. Una volta che li ho accettati, posso vedermi il video. Qui nel footer vedete c'è un comando "gestione cookie" che mi porta alla privacy policy, dove abbiamo implementato utilizzando i metodi di quel componente, un sistema per poter revocare l'autorizzazione che ho appena dato.</text:span></text:span><text:span text:style-name="Car._20_predefinito_20_paragrafo"><text:span text:style-name="T2"> </text:span></text:span><text:span text:style-name="Car._20_predefinito_20_paragrafo"><text:span text:style-name="T2">In questo modo, questo sito non ha nessun altro tipo di cookie. Non abbiamo nemmeno bisogno del famoso e non noiosissimo cookie banner. </text:span></text:span></text:p>
      <text:p text:style-name="P1"><text:span text:style-name="Car._20_predefinito_20_paragrafo"><text:span text:style-name="T2">Allora dove siamo </text:span></text:span><text:span text:style-name="Car._20_predefinito_20_paragrafo"><text:span text:style-name="T2">con il </text:span></text:span><text:span text:style-name="Car._20_predefinito_20_paragrafo"><text:span text:style-name="T2">design system del Paese oggi? Vi racconteremo molti altri componenti, anelli di come usarlo.</text:span></text:span> <text:span text:style-name="Car._20_predefinito_20_paragrafo"><text:span text:style-name="T2">Invito i designer e gli sviluppatori tra voi</text:span></text:span><text:span text:style-name="Car._20_predefinito_20_paragrafo"><text:span text:style-name="T2"> i</text:span></text:span><text:span text:style-name="Car._20_predefinito_20_paragrafo"><text:span text:style-name="T2">ntanto a navigare </text:span></text:span><text:span text:style-name="Car._20_predefinito_20_paragrafo"><text:span text:style-name="T2">“</text:span></text:span><text:span text:style-name="Car._20_predefinito_20_paragrafo"><text:span text:style-name="T2">come iniziare per designer e per sviluppatori</text:span></text:span><text:span text:style-name="Car._20_predefinito_20_paragrafo"><text:span text:style-name="T2">”.</text:span></text:span> <text:span text:style-name="Car._20_predefinito_20_paragrafo"><text:span text:style-name="T2">Non sto a spiegarvi perché è stato costruito per voi, cioè facciamo lo stesso </text:span></text:span><text:span text:style-name="Car._20_predefinito_20_paragrafo"><text:span text:style-name="T2">lavoro; quindi,</text:span></text:span><text:span text:style-name="Car._20_predefinito_20_paragrafo"><text:span text:style-name="T2"> non sto a spiegarvi in dettaglio per ora. Il secondo webinar è più per voi.</text:span></text:span><text:span text:style-name="Car._20_predefinito_20_paragrafo"><text:span text:style-name="T2"><text:line-break/>Per raccontarvi dove siamo apro un ultimo fondamento che vi faccio vedere oggi, che è "versionamento". Tutte le risorse dell'ecosistema design system del Paese seguono quello che si chiama versionamento semantico. Cioè hanno questi numeri versione costruiti in maniera significativa, cioè con significato, non sono messi a caso. Non è versione 1,2,3, come a volte vediamo fare, ma è "patch minor major" che vorrebbe dire piccola correzione, correzione che inserisce i motivi, eccetera, eccetera. Lo stato delle risorse principali del design system del Paese in questo momento è questo. La documentazione di questo sito è in alfa, ma uscirà dall'alfa e diventerà beta usabile in produzione, anche se già lo è, diciamocelo</text:span></text:span><text:span text:style-name="Car._20_predefinito_20_paragrafo"><text:span text:style-name="T3"> </text:span></text:span><text:span text:style-name="Car._20_predefinito_20_paragrafo"><text:span text:style-name="T2">tra noi e entro fine anno, quindi nelle prossime due o tre settimane.</text:span></text:span><text:span text:style-name="Car._20_predefinito_20_paragrafo"><text:span text:style-name="T2"><text:line-break/>Il kit UI che sarebbe la libreria componenti di base Figma, lo stesso strumento che avete visto di là, però vive anche su GitHub, in altri formati open source aperti; Design Token Italia, di cui vi parleremo più estensivamente nei prossimi webinar</text:span></text:span><text:span text:style-name="Car._20_predefinito_20_paragrafo"><text:span text:style-name="T2">;</text:span></text:span><text:span text:style-name="Car._20_predefinito_20_paragrafo"><text:span text:style-name="T2"> Boostrapt Italia, che è la risorsa di sviluppo principale. Ce ne sono anche altri due che sono React e Anglar, due kit community driven, cioè guidati dalla community, mantenuti nella community non direttamente da noi del progetto Designers Italia. Il core diciamo è questo. Le versioni sono queste </text:span></text:span><text:span text:style-name="Car._20_predefinito_20_paragrafo"><text:span text:style-name="T2">oggi</text:span></text:span><text:span text:style-name="Car._20_predefinito_20_paragrafo"><text:span text:style-name="T2">. Trovate tutti i change log dovunque. </text:span></text:span><text:span text:style-name="Car._20_predefinito_20_paragrafo"><text:span text:style-name="T2">N</text:span></text:span><text:span text:style-name="Car._20_predefinito_20_paragrafo"><text:span text:style-name="T2">elle prossime settimane arriveremo alla beta. </text:span></text:span></text:p>
      <text:p text:style-name="P1"><text:span text:style-name="Car._20_predefinito_20_paragrafo"><text:span text:style-name="T2">Finisco e chiudo questa prima panoramica</text:span></text:span><text:span text:style-name="Car._20_predefinito_20_paragrafo"><text:span text:style-name="T2">,</text:span></text:span><text:span text:style-name="Car._20_predefinito_20_paragrafo"><text:span text:style-name="T2"> che introduce anche questo ciclo di webinar che scenderà più in dettaglio</text:span></text:span><text:span text:style-name="Car._20_predefinito_20_paragrafo"><text:span text:style-name="T2">,</text:span></text:span><text:span text:style-name="Car._20_predefinito_20_paragrafo"><text:span text:style-name="T2"> su alcuni di questi fondamenti e risorse, portandovi su "come contribuire". Il design system è una risorsa aperta a disposizione pubblica, a disposizione tutti, i link per trovare le cose sono pubblici, non c'è niente di nascosto. Le licenze sono aperte, come richiede anche</text:span></text:span><text:span text:style-name="Car._20_predefinito_20_paragrafo"><text:span text:style-name="T2"> </text:span></text:span><text:span text:style-name="Car._20_predefinito_20_paragrafo"><text:span text:style-name="T2">il CAD.</text:span></text:span><text:span text:style-name="Car._20_predefinito_20_paragrafo"><text:span text:style-name="T2"><text:line-break/>Esiste un modello di contribuzione che trovate sempre qua, che spiega come potete contribuire o come la Community sta già contribuendo. </text:span></text:span><text:span text:style-name="Car._20_predefinito_20_paragrafo"><text:span text:style-name="T2">S</text:span></text:span><text:span text:style-name="Car._20_predefinito_20_paragrafo"><text:span text:style-name="T2">i può contribuire alla documentazione, al design, allo sviluppo, al Kit UI e Bootstrap Italia, alle risorse guidate dalla Community. Però mi interessa chiudere quest</text:span></text:span><text:span text:style-name="Car._20_predefinito_20_paragrafo"><text:span text:style-name="T2">a </text:span></text:span><text:span text:style-name="Car._20_predefinito_20_paragrafo"><text:span text:style-name="T2">prima panoramica, portandovi su questi due link, "vai al piano attività", "attività in lavorazione" sempre sul sito, nella pagina "design system",</text:span></text:span><text:span text:style-name="Car._20_predefinito_20_paragrafo"><text:span text:style-name="T3"> </text:span></text:span><text:span text:style-name="Car._20_predefinito_20_paragrafo"><text:span text:style-name="T2">"come contribuire", "modello di contribuzione"</text:span></text:span><text:span text:style-name="Car._20_predefinito_20_paragrafo"><text:span text:style-name="T2"> </text:span></text:span><text:span text:style-name="Car._20_predefinito_20_paragrafo"><text:span text:style-name="T2">perché aprono - me li apre in due nuovi tab e ve li faccio vedere -</text:span></text:span><text:span text:style-name="Car._20_predefinito_20_paragrafo"><text:span text:style-name="T2"> </text:span></text:span><text:span text:style-name="Car._20_predefinito_20_paragrafo"><text:span text:style-name="T2">due risorse, uno è il piano attività che vive nella pagina community di Designers Italia, dove trovate cosa stiamo facendo, quindi design system beta che entra esce entro Q4 2023 e che cosa abbiamo fatto negli anni passati, dal 2018 ad oggi, con tutti i link. Questo invece, che è l'altro link, "attività in lavorazione" che è proprio una dimostrazione pratica che l'open source, lavorare in open source, lavorare in open, si fa anche a livello di processo. Noi stessi stiamo lavorando con una board, una lavagna di lavorazione, che molti di voi che fanno project management riconosceranno, può essere anche un canva a livello visivo</text:span></text:span> <text:span text:style-name="Car._20_predefinito_20_paragrafo"><text:span text:style-name="T2">che è completamente pubblica, dove gli utenti possono vedere, ma possono anche commentare le segnalazioni, i task, le attività aperte.</text:span></text:span><text:span text:style-name="Car._20_predefinito_20_paragrafo"><text:span text:style-name="T2"><text:line-break/>E chiudo portandoli sulla Milestone della beta di fine anno, che si apre anche da qua, che vive su un GitHub e che è fatta al 42%. E qui ci sono tutte le cose aperte che stiamo facendo per continuare la documentazione. Spero di avervi dato degli input e penso che siamo arrivati alla fase di domande e risposte.</text:span></text:span></text:p>
      <text:p text:style-name="P2">[Sezione Domande &amp; Risposte]</text:p>
      <text:p text:style-name="P1"><text:span text:style-name="Car._20_predefinito_20_paragrafo"><text:span text:style-name="T2"><text:line-break/></text:span></text:span><text:span text:style-name="Car._20_predefinito_20_paragrafo"><text:span text:style-name="T2">[</text:span></text:span><text:span text:style-name="Car._20_predefinito_20_paragrafo"><text:span text:style-name="T2">Marco Maria Pedrazzo</text:span></text:span><text:span text:style-name="Car._20_predefinito_20_paragrafo"><text:span text:style-name="T2">]</text:span></text:span><text:span text:style-name="Car._20_predefinito_20_paragrafo"><text:span text:style-name="T2"><text:line-break/></text:span></text:span><text:span text:style-name="Car._20_predefinito_20_paragrafo"><text:span text:style-name="T2">A</text:span></text:span><text:span text:style-name="Car._20_predefinito_20_paragrafo"><text:span text:style-name="T2">ggiungerei magari due punti, viste le numerose domande e ne sono arrivate molte, relative a sezioni di sito o pagine, argomenti molto legati all'architettura dell'informazione. E su questo vorrei rassicurarvi che non rispondiamo oggi perché ci sarà un webinar dedicato. </text:span></text:span><text:span text:style-name="Car._20_predefinito_20_paragrafo"><text:span text:style-name="T2">Nel frattempo,</text:span></text:span><text:span text:style-name="Car._20_predefinito_20_paragrafo"><text:span text:style-name="T2"> se avete delle urgenze su PA digitale 2020.gov.it potete accedere al help desk</text:span></text:span> <text:span text:style-name="Car._20_predefinito_20_paragrafo"><text:span text:style-name="T2">e porre le questioni direttamente.</text:span></text:span><text:span text:style-name="Car._20_predefinito_20_paragrafo"><text:span text:style-name="T2"> </text:span></text:span><text:span text:style-name="Car._20_predefinito_20_paragrafo"><text:span text:style-name="T2">Sui temi di comunità di pratica, quindi di espansione di temi per</text:span></text:span><text:span text:style-name="Car._20_predefinito_20_paragrafo"><text:span text:style-name="T2"> CMS</text:span></text:span><text:span text:style-name="Car._20_predefinito_20_paragrafo"><text:span text:style-name="T2"> non coperti o ulteriori</text:span></text:span><text:span text:style-name="Car._20_predefinito_20_paragrafo"><text:span text:style-name="T3"> </text:span></text:span><text:span text:style-name="Car._20_predefinito_20_paragrafo"><text:span text:style-name="T2">elaborazioni sui temi </text:span></text:span><text:span text:style-name="Car._20_predefinito_20_paragrafo"><text:span text:style-name="T2">WordPress</text:span></text:span><text:span text:style-name="Car._20_predefinito_20_paragrafo"><text:span text:style-name="T2">, mi fa anche piacere citare</text:span></text:span><text:span text:style-name="Car._20_predefinito_20_paragrafo"><text:span text:style-name="T2"> </text:span></text:span><text:span text:style-name="Car._20_predefinito_20_paragrafo"><text:span text:style-name="T2">un punto di contatto della Comunità di pratica che oggi è stato sullo sfondo e che però è un p</text:span></text:span><text:span text:style-name="Car._20_predefinito_20_paragrafo"><text:span text:style-name="T2">ò</text:span></text:span><text:span text:style-name="Car._20_predefinito_20_paragrafo"><text:span text:style-name="T2"> il cuore pulsante di queste attività, che il Catalogo del riuso. Chiaramente, se vi trovaste in condizione di poter migliorare queste risorse, potete proporle direttamente a noi, nel caso siano in continuità oppure ripubblicarle, affinché siano anche altri gli enti che possono usufruire.</text:span></text:span> <text:span text:style-name="Car._20_predefinito_20_paragrafo"><text:span text:style-name="T2">Speriamo che questo webinar vi sia</text:span></text:span><text:span text:style-name="Car._20_predefinito_20_paragrafo"><text:span text:style-name="T2"> </text:span></text:span><text:span text:style-name="Car._20_predefinito_20_paragrafo"><text:span text:style-name="T2">stato utile.</text:span></text:span><text:span text:style-name="Car._20_predefinito_20_paragrafo"><text:span text:style-name="T2"><text:line-break/>Per tirare un pò le fila, come diceva Francesco, tutto quello che avete visto è stato fatto coinvolgendo gli utenti in tutto il processo progettuale per raggiungere standard di usabilità e di accessibilità che l'obiettivo ultimo di queste interfacce. È funzionare bene, in maniera semplice per tutti gli utenti che hanno diritto di accedere a questi servizi pubblici e speriamo che quanto appreso oggi non sia soltanto un punto di arrivo, ma un punto di partenza che vada molto oltre la Misura, molto oltre quello che le norme, le Linee guida, come quelle di design per i servizi e siti della PA, richiedono, ma sia un modo per cercare di essere più di aiuto, più vicini, ai vostri cittadini.</text:span></text:span><text:span text:style-name="Car._20_predefinito_20_paragrafo"><text:span text:style-name="T2"><text:line-break/>Approfondiremo nel prossimo webinar il tema del design system, in particolare ci focalizzeremo sulle qualità che ha citato Daniele, <text:s/>l'accessibilità il 28 novembre alle 11:00.E poi seguiranno invece dei verticali, prossimamente dedicati ai temi dell'architettura e dell'informazione. Se volete ricevere aggiornamenti su rilasci, sui kit, sui modelli, su appuntamenti di formazione come questo, vi consiglio di iscrivervi alla nostra mailing list. Potete trovare il Form dedicato nel piede nel footer del nostro sito che è designers.italia.it.</text:span></text:span><text:span text:style-name="Car._20_predefinito_20_paragrafo"><text:span text:style-name="T2"> Pubblicheremo </text:span></text:span><text:span text:style-name="Car._20_predefinito_20_paragrafo"><text:span text:style-name="T2">anche gli aggiornamenti sui nostri canali Twitter</text:span></text:span><text:span text:style-name="Car._20_predefinito_20_paragrafo"><text:span text:style-name="T2">, a</text:span></text:span><text:span text:style-name="Car._20_predefinito_20_paragrafo"><text:span text:style-name="T2">nzi, fu Twitter</text:span></text:span><text:span text:style-name="Car._20_predefinito_20_paragrafo"><text:span text:style-name="T2">, o</text:span></text:span><text:span text:style-name="Car._20_predefinito_20_paragrafo"><text:span text:style-name="T2">ra X </text:span></text:span><text:span text:style-name="Car._20_predefinito_20_paragrafo"><text:span text:style-name="T2">@</text:span></text:span><text:span text:style-name="Car._20_predefinito_20_paragrafo"><text:span text:style-name="T2">Designers Ita e sui social del </text:span></text:span><text:span text:style-name="Car._20_predefinito_20_paragrafo"><text:span text:style-name="T2">D</text:span></text:span><text:span text:style-name="Car._20_predefinito_20_paragrafo"><text:span text:style-name="T2">ipartimento per la trasformazione digitale. </text:span></text:span><text:span text:style-name="Car._20_predefinito_20_paragrafo"><text:span text:style-name="T2">V</text:span></text:span><text:span text:style-name="Car._20_predefinito_20_paragrafo"><text:span text:style-name="T2">i ringrazio tantissimo per l'attenzione. Ringrazio tantissimo anche Anci per l'ospitalità e passo la parola per i per i saluti finali.</text:span></text:span></text:p>
      <text:p text:style-name="P1"><text:span text:style-name="Car._20_predefinito_20_paragrafo"><text:span text:style-name="T3"><text:line-break/></text:span></text:span><text:span text:style-name="Car._20_predefinito_20_paragrafo"><text:span text:style-name="T2">[Mauro Savini]</text:span></text:span><text:span text:style-name="Car._20_predefinito_20_paragrafo"><text:span text:style-name="T2"><text:line-break/>Grazie Marco Maria e grazie a tutte le persone di </text:span></text:span><text:span text:style-name="Car._20_predefinito_20_paragrafo"><text:span text:style-name="T2">D</text:span></text:span><text:span text:style-name="Car._20_predefinito_20_paragrafo"><text:span text:style-name="T2">esigner in Italia che sono intervenute oggi e che con noi faranno questo percorso di diversi mesi. A proposito di questo, nella chat abbiamo pubblicato il link per registrarsi al prossimo evento del 28 novembre alle 11:00 del prossimo webinar, quindi potete iniziare a farlo da subito.</text:span></text:span><text:span text:style-name="Car._20_predefinito_20_paragrafo"><text:span text:style-name="T2"> </text:span></text:span><text:span text:style-name="Car._20_predefinito_20_paragrafo"><text:span text:style-name="T2">Non mi resta che ringraziare tutti. </text:span></text:span><text:span text:style-name="Car._20_predefinito_20_paragrafo"><text:span text:style-name="T2">I</text:span></text:span><text:span text:style-name="Car._20_predefinito_20_paragrafo"><text:span text:style-name="T2"> partecipanti anche oggi sono stati tantissimi, più di 700</text:span></text:span><text:span text:style-name="Car._20_predefinito_20_paragrafo"><text:span text:style-name="T2">, </text:span></text:span><text:span text:style-name="Car._20_predefinito_20_paragrafo"><text:span text:style-name="T2">segno che questi appuntamenti risc</text:span></text:span><text:span text:style-name="Car._20_predefinito_20_paragrafo"><text:span text:style-name="T2">uotono </text:span></text:span><text:span text:style-name="Car._20_predefinito_20_paragrafo"><text:span text:style-name="T2">interesse e vengono individuati come utili. E di questo siamo contenti.</text:span></text:span><text:span text:style-name="Car._20_predefinito_20_paragrafo"><text:span text:style-name="T2"> </text:span></text:span></text:p>
      <text:p text:style-name="P1"><text:span text:style-name="Car._20_predefinito_20_paragrafo"><text:span text:style-name="T2">Buon proseguimento di giornata a tutti e al prossimo appuntamento grazie.</text:span></text:span></text:p>
      <text:p text:style-name="P1"><text:span text:style-name="Car._20_predefinito_20_paragrafo"><text:span text:style-name="T3"><text:line-break/></text:span></text:span><text:span text:style-name="Car._20_predefinito_20_paragrafo"><text:span text:style-name="T2"><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it" fo:country="IT" fo:font-style="normal" style:text-underline-style="none" fo:font-weight="normal" style:letter-kerning="false" style:font-size-asian="10pt" style:language-asian="it" style:country-asian="IT"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default-outline-level="1">
      <style:paragraph-properties fo:hyphenation-ladder-count="no-limit"/>
      <style:text-properties fo:color="#2e74b5" fo:font-size="16pt" style:font-size-asian="16pt" style:font-size-complex="16pt" fo:hyphenate="false" fo:hyphenation-remain-char-count="0" fo:hyphenation-push-char-count="0"/>
    </style:style>
    <style:style style:name="Titolo_20_2" style:display-name="Titolo 2" style:family="paragraph" style:default-outline-level="2">
      <style:paragraph-properties fo:hyphenation-ladder-count="no-limit"/>
      <style:text-properties fo:color="#2e74b5" fo:font-size="13pt" style:font-size-asian="13pt" style:font-size-complex="13pt" fo:hyphenate="false" fo:hyphenation-remain-char-count="0" fo:hyphenation-push-char-count="0"/>
    </style:style>
    <style:style style:name="Titolo_20_3" style:display-name="Titolo 3" style:family="paragraph" style:default-outline-level="3">
      <style:paragraph-properties fo:hyphenation-ladder-count="no-limit"/>
      <style:text-properties fo:color="#1f4d78" fo:font-size="12pt" style:font-size-asian="12pt" style:font-size-complex="12pt" fo:hyphenate="false" fo:hyphenation-remain-char-count="0" fo:hyphenation-push-char-count="0"/>
    </style:style>
    <style:style style:name="Titolo_20_4" style:display-name="Titolo 4" style:family="paragraph" style:default-outline-level="4">
      <style:paragraph-properties fo:hyphenation-ladder-count="no-limit"/>
      <style:text-properties fo:color="#2e74b5" fo:font-style="italic" style:font-style-asian="italic" style:font-style-complex="italic" fo:hyphenate="false" fo:hyphenation-remain-char-count="0" fo:hyphenation-push-char-count="0"/>
    </style:style>
    <style:style style:name="Titolo_20_5" style:display-name="Titolo 5" style:family="paragraph" style:default-outline-level="5">
      <style:paragraph-properties fo:hyphenation-ladder-count="no-limit"/>
      <style:text-properties fo:color="#2e74b5" fo:hyphenate="false" fo:hyphenation-remain-char-count="0" fo:hyphenation-push-char-count="0"/>
    </style:style>
    <style:style style:name="Titolo_20_6" style:display-name="Titolo 6" style:family="paragraph" style:default-outline-level="6">
      <style:paragraph-properties fo:hyphenation-ladder-count="no-limit"/>
      <style:text-properties fo:color="#1f4d78"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class="chapter">
      <style:paragraph-properties fo:hyphenation-ladder-count="no-limit"/>
      <style:text-properties fo:font-size="28pt" style:font-size-asian="28pt"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fasi_20__28_grassetto_29_1" style:display-name="Enfasi (grassetto)1" style:family="paragraph">
      <style:paragraph-properties fo:hyphenation-ladder-count="no-limit"/>
      <style:text-properties fo:font-weight="bold" style:font-weight-asian="bold" style:font-weight-complex="bold" fo:hyphenate="false" fo:hyphenation-remain-char-count="0" fo:hyphenation-push-char-count="0"/>
    </style:style>
    <style:style style:name="Paragrafo_20_elenco" style:display-name="Paragrafo elenco" style:family="paragraph">
      <style:paragraph-properties fo:hyphenation-ladder-count="no-limit"/>
      <style:text-properties fo:hyphenate="false" fo:hyphenation-remain-char-count="0" fo:hyphenation-push-char-count="0"/>
    </style:style>
    <style:style style:name="Testo_20_nota_20_a_20_piè_20_di_20_pagina" style:display-name="Testo nota a piè di pagina" style:family="paragraph">
      <style:paragraph-properties fo:hyphenation-ladder-count="no-limit"/>
      <style:text-properties fo:hyphenate="false" fo:hyphenation-remain-char-count="0" fo:hyphenation-push-char-count="0"/>
    </style:style>
    <style:style style:name="Car._20_predefinito_20_paragrafo" style:display-name="Car. predefinito paragrafo" style:family="text"/>
    <style:style style:name="Collegamento_20_ipertestuale" style:display-name="Collegamento ipertestuale" style:family="text">
      <style:text-properties fo:color="#0563c1" style:text-underline-style="solid" style:text-underline-width="auto" style:text-underline-color="font-color" style:text-underline-mode="continuous" style:text-overline-mode="continuous" style:text-line-through-mode="continuous"/>
    </style:style>
    <style:style style:name="Rimando_20_nota_20_a_20_piè_20_di_20_pagina" style:display-name="Rimando nota a piè di pagina" style:family="text">
      <style:text-properties style:text-position="super 65%"/>
    </style:style>
    <style:style style:name="Testo_20_nota_20_a_20_piè_20_di_20_pagina_20_Carattere" style:display-name="Testo nota a piè di pagina Carattere" style:family="text">
      <style:text-properties fo:font-size="10pt" style:font-size-asian="10pt" style:font-size-complex="10pt"/>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initial-creator>Un-named</meta:initial-creator>
    <dc:creator>Michela Gabrieli</dc:creator>
    <meta:creation-date>2023-12-06T08:36:00Z</meta:creation-date>
    <dc:date>2023-12-06T08:36:00Z</dc:date>
    <meta:editing-cycles>2</meta:editing-cycles>
    <meta:editing-duration>PT60S</meta:editing-duration>
    <meta:document-statistic meta:table-count="0" meta:image-count="0" meta:object-count="0" meta:page-count="6" meta:paragraph-count="20" meta:word-count="6755" meta:character-count="42409"/>
    <meta:user-defined meta:name="MSIP_Label_5097a60d-5525-435b-8989-8eb48ac0c8cd_ActionId">ce2985bd-aa92-4d54-9001-d438bd47e8cd</meta:user-defined>
    <meta:user-defined meta:name="MSIP_Label_5097a60d-5525-435b-8989-8eb48ac0c8cd_ContentBits">0</meta:user-defined>
    <meta:user-defined meta:name="MSIP_Label_5097a60d-5525-435b-8989-8eb48ac0c8cd_Enabled">true</meta:user-defined>
    <meta:user-defined meta:name="MSIP_Label_5097a60d-5525-435b-8989-8eb48ac0c8cd_Method">Standard</meta:user-defined>
    <meta:user-defined meta:name="MSIP_Label_5097a60d-5525-435b-8989-8eb48ac0c8cd_Name" meta:value-type="string">defa4170-0d19-0005-0004-bc88714345d2</meta:user-defined>
    <meta:user-defined meta:name="MSIP_Label_5097a60d-5525-435b-8989-8eb48ac0c8cd_SetDate" meta:value-type="string">2023-12-04T15:43:07Z</meta:user-defined>
    <meta:user-defined meta:name="MSIP_Label_5097a60d-5525-435b-8989-8eb48ac0c8cd_SiteId" meta:value-type="string">3e90938b-8b27-4762-b4e8-006a8127a119</meta:user-defined>
    <meta:template xlink:type="simple" xlink:actuate="onRequest" xlink:title="" xlink:href="Normal.dotm"/>
  </office:meta>
</office:document-meta>
</file>